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933cm" fo:margin-left="0cm" table:align="left" style:writing-mode="lr-tb"/>
    </style:style>
    <style:style style:name="Table1.A" style:family="table-column">
      <style:table-column-properties style:column-width="2.831cm"/>
    </style:style>
    <style:style style:name="Table1.B" style:family="table-column">
      <style:table-column-properties style:column-width="14.102cm"/>
    </style:style>
    <style:style style:name="Table1.A1" style:family="table-cell">
      <style:table-cell-properties style:vertical-align="top" fo:padding="0.176cm" fo:border="0.035cm solid #ffffff"/>
    </style:style>
    <style:style style:name="P1"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ab-stops>
          <style:tab-stop style:position="17cm" style:type="right"/>
        </style:tab-stops>
      </style:paragraph-properties>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4" style:family="paragraph" style:parent-style-name="Standard">
      <style:paragraph-properties fo:margin-left="0cm" fo:margin-right="0cm" fo:margin-top="0cm" fo:margin-bottom="0.212cm" fo:line-height="150%" fo:text-align="start" style:justify-single-word="false" fo:text-indent="0cm" style:auto-text-indent="false" fo:break-before="auto" fo:break-after="auto" style:writing-mode="lr-tb"/>
    </style:style>
    <style:style style:name="P5" style:family="paragraph" style:parent-style-name="Standard">
      <style:paragraph-properties fo:margin-left="0.635cm" fo:margin-right="0cm" fo:line-height="150%" fo:text-indent="0cm" style:auto-text-indent="false" fo:break-before="auto" fo:break-after="auto" style:writing-mode="lr-tb"/>
    </style:style>
    <style:style style:name="P6" style:family="paragraph" style:parent-style-name="Standard">
      <style:paragraph-properties fo:margin-left="1.27cm" fo:margin-right="0cm" fo:line-height="150%" fo:text-indent="0cm" style:auto-text-indent="false" fo:break-before="auto" fo:break-after="auto" style:writing-mode="lr-tb"/>
    </style:style>
    <style:style style:name="P7" style:family="paragraph" style:parent-style-name="Standard">
      <style:paragraph-properties fo:margin-left="1.905cm" fo:margin-right="0cm" fo:line-height="150%" fo:text-indent="0cm" style:auto-text-indent="false" fo:break-before="auto" fo:break-after="auto" style:writing-mode="lr-tb"/>
    </style:style>
    <style:style style:name="P8" style:family="paragraph" style:parent-style-name="Standard">
      <style:paragraph-properties fo:margin-left="2.54cm" fo:margin-right="0cm" fo:line-height="150%" fo:text-indent="0cm" style:auto-text-indent="false" fo:break-before="auto" fo:break-after="auto" style:writing-mode="lr-tb"/>
    </style:style>
    <style:style style:name="P9" style:family="paragraph" style:parent-style-name="Standard">
      <style:paragraph-properties fo:margin-left="3.175cm" fo:margin-right="0cm" fo:line-height="150%" fo:text-indent="0cm" style:auto-text-indent="false" fo:break-before="auto" fo:break-after="auto" style:writing-mode="lr-tb"/>
    </style:style>
    <style:style style:name="P10" style:family="paragraph" style:parent-style-name="Standard">
      <style:paragraph-properties fo:line-height="150%"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1" style:family="paragraph" style:parent-style-name="Standard">
      <style:paragraph-properties fo:line-height="150%" fo:break-before="auto" fo:break-after="auto" style:writing-mode="lr-tb"/>
    </style:style>
    <style:style style:name="P12" style:family="paragraph" style:parent-style-name="Standard" style:master-page-name="Standard">
      <style:paragraph-properties fo:margin-left="0cm" fo:margin-right="0cm" fo:margin-top="0cm" fo:margin-bottom="0.353cm" fo:line-height="150%" fo:text-align="start" style:justify-single-word="false" fo:text-indent="0cm" style:auto-text-indent="false" style:page-number="auto" fo:break-before="auto" fo:break-after="auto" style:writing-mode="lr-tb"/>
    </style:style>
    <style:style style:name="P1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4" style:family="paragraph" style:parent-style-name="Standard" style:list-style-name="LS1">
      <style:paragraph-properties fo:margin-top="0cm" fo:margin-bottom="0cm" fo:line-height="150%" fo:break-before="auto" fo:break-after="auto" style:writing-mode="lr-tb"/>
    </style:style>
    <style:style style:name="P15" style:family="paragraph" style:parent-style-name="Standard" style:list-style-name="LS2">
      <style:paragraph-properties fo:margin-top="0cm" fo:margin-bottom="0cm" fo:line-height="150%" fo:break-before="auto" fo:break-after="auto" style:writing-mode="lr-tb"/>
    </style:style>
    <style:style style:name="P16" style:family="paragraph" style:parent-style-name="Standard" style:list-style-name="LS3">
      <style:paragraph-properties fo:margin-top="0cm" fo:margin-bottom="0cm" fo:line-height="150%" fo:break-before="auto" fo:break-after="auto" style:writing-mode="lr-tb"/>
    </style:style>
    <style:style style:name="P17" style:family="paragraph" style:parent-style-name="Standard" style:list-style-name="LS4">
      <style:paragraph-properties fo:margin-top="0cm" fo:margin-bottom="0cm" fo:line-height="150%" fo:break-before="auto" fo:break-after="auto" style:writing-mode="lr-tb"/>
    </style:style>
    <style:style style:name="P18" style:family="paragraph" style:parent-style-name="Standard" style:list-style-name="LS5">
      <style:paragraph-properties fo:margin-top="0cm" fo:margin-bottom="0cm" fo:line-height="150%" fo:break-before="auto" fo:break-after="auto" style:writing-mode="lr-tb"/>
    </style:style>
    <style:style style:name="P19" style:family="paragraph" style:parent-style-name="Heading_20_2">
      <style:paragraph-properties fo:line-height="150%" fo:break-before="auto" fo:break-after="auto" style:writing-mode="lr-tb"/>
    </style:style>
    <style:style style:name="P20" style:family="paragraph" style:parent-style-name="Heading_20_2">
      <style:paragraph-properties fo:margin-top="0cm" fo:margin-bottom="0.212cm" fo:line-height="150%" fo:break-before="auto" fo:break-after="auto" style:writing-mode="lr-tb"/>
    </style:style>
    <style:style style:name="P21" style:family="paragraph" style:parent-style-name="Heading_20_1">
      <style:paragraph-properties fo:line-height="150%" fo:break-before="page" style:writing-mode="lr-tb"/>
    </style:style>
    <style:style style:name="P22" style:family="paragraph" style:parent-style-name="Heading_20_3">
      <style:paragraph-properties fo:line-height="150%" fo:break-before="auto" fo:break-after="auto" style:writing-mode="lr-tb"/>
    </style:style>
    <style:style style:name="P23" style:family="paragraph" style:parent-style-name="Heading_20_4">
      <style:paragraph-properties fo:line-height="150%" fo:break-before="auto" fo:break-after="auto" style:writing-mode="lr-tb"/>
    </style:style>
    <style:style style:name="P24" style:family="paragraph" style:parent-style-name="Heading_20_5">
      <style:paragraph-properties fo:line-height="150%" fo:break-before="auto" fo:break-after="auto" style:writing-mode="lr-tb"/>
    </style:style>
    <style:style style:name="T1" style:family="text">
      <style:text-properties fo:color="#1155cc" style:text-underline-style="solid" style:text-underline-width="auto" style:text-underline-color="font-color"/>
    </style:style>
    <style:style style:name="T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5"><text:a xlink:type="simple" xlink:href="#h.rvrernbwi83p"><text:span text:style-name="T1">Objetivos</text:span></text:a></text:p>
      <text:p text:style-name="P6"><text:a xlink:type="simple" xlink:href="#h.l3oc5whzisey"><text:span text:style-name="T1">Introducción</text:span></text:a></text:p>
      <text:p text:style-name="P6"><text:a xlink:type="simple" xlink:href="#h.u0ow4ffqs16c"><text:span text:style-name="T1">Descripción</text:span></text:a><text:a xlink:type="simple" xlink:href="#h.u0ow4ffqs16c"><text:span text:style-name="T1"> </text:span></text:a><text:a xlink:type="simple" xlink:href="#h.u0ow4ffqs16c"><text:span text:style-name="T1">de</text:span></text:a><text:a xlink:type="simple" xlink:href="#h.u0ow4ffqs16c"><text:span text:style-name="T1"> </text:span></text:a><text:a xlink:type="simple" xlink:href="#h.u0ow4ffqs16c"><text:span text:style-name="T1">la</text:span></text:a><text:a xlink:type="simple" xlink:href="#h.u0ow4ffqs16c"><text:span text:style-name="T1"> </text:span></text:a><text:a xlink:type="simple" xlink:href="#h.u0ow4ffqs16c"><text:span text:style-name="T1">plataforma</text:span></text:a><text:a xlink:type="simple" xlink:href="#h.u0ow4ffqs16c"><text:span text:style-name="T1"> </text:span></text:a><text:a xlink:type="simple" xlink:href="#h.u0ow4ffqs16c"><text:span text:style-name="T1">solicitada</text:span></text:a></text:p>
      <text:p text:style-name="P5"><text:a xlink:type="simple" xlink:href="#h.af28vc7o6ft9"><text:span text:style-name="T1">Plataformas</text:span></text:a><text:a xlink:type="simple" xlink:href="#h.af28vc7o6ft9"><text:span text:style-name="T1"> </text:span></text:a><text:a xlink:type="simple" xlink:href="#h.af28vc7o6ft9"><text:span text:style-name="T1">de</text:span></text:a><text:a xlink:type="simple" xlink:href="#h.af28vc7o6ft9"><text:span text:style-name="T1"> </text:span></text:a><text:a xlink:type="simple" xlink:href="#h.af28vc7o6ft9"><text:span text:style-name="T1">uso</text:span></text:a><text:a xlink:type="simple" xlink:href="#h.af28vc7o6ft9"><text:span text:style-name="T1">, </text:span></text:a><text:a xlink:type="simple" xlink:href="#h.af28vc7o6ft9"><text:span text:style-name="T1">recursos</text:span></text:a><text:a xlink:type="simple" xlink:href="#h.af28vc7o6ft9"><text:span text:style-name="T1"> </text:span></text:a><text:a xlink:type="simple" xlink:href="#h.af28vc7o6ft9"><text:span text:style-name="T1">actuales</text:span></text:a><text:a xlink:type="simple" xlink:href="#h.af28vc7o6ft9"><text:span text:style-name="T1"> </text:span></text:a><text:a xlink:type="simple" xlink:href="#h.af28vc7o6ft9"><text:span text:style-name="T1">disponibles</text:span></text:a></text:p>
      <text:p text:style-name="P6"><text:a xlink:type="simple" xlink:href="#h.scbh7vhbv089"><text:span text:style-name="T1">Bases</text:span></text:a><text:a xlink:type="simple" xlink:href="#h.scbh7vhbv089"><text:span text:style-name="T1"> </text:span></text:a><text:a xlink:type="simple" xlink:href="#h.scbh7vhbv089"><text:span text:style-name="T1">de</text:span></text:a><text:a xlink:type="simple" xlink:href="#h.scbh7vhbv089"><text:span text:style-name="T1"> </text:span></text:a><text:a xlink:type="simple" xlink:href="#h.scbh7vhbv089"><text:span text:style-name="T1">datos</text:span></text:a><text:a xlink:type="simple" xlink:href="#h.scbh7vhbv089"><text:span text:style-name="T1"> </text:span></text:a><text:a xlink:type="simple" xlink:href="#h.scbh7vhbv089"><text:span text:style-name="T1">relacionales</text:span></text:a><text:a xlink:type="simple" xlink:href="#h.scbh7vhbv089"><text:span text:style-name="T1"> </text:span></text:a><text:a xlink:type="simple" xlink:href="#h.scbh7vhbv089"><text:span text:style-name="T1">con</text:span></text:a><text:a xlink:type="simple" xlink:href="#h.scbh7vhbv089"><text:span text:style-name="T1"> </text:span></text:a><text:a xlink:type="simple" xlink:href="#h.scbh7vhbv089"><text:span text:style-name="T1">características</text:span></text:a><text:a xlink:type="simple" xlink:href="#h.scbh7vhbv089"><text:span text:style-name="T1"> </text:span></text:a><text:a xlink:type="simple" xlink:href="#h.scbh7vhbv089"><text:span text:style-name="T1">geoespaciales</text:span></text:a></text:p>
      <text:p text:style-name="P7"><text:a xlink:type="simple" xlink:href="#h.8pgxfoch25wq"><text:span text:style-name="T1">ESRI</text:span></text:a><text:a xlink:type="simple" xlink:href="#h.8pgxfoch25wq"><text:span text:style-name="T1"> </text:span></text:a><text:a xlink:type="simple" xlink:href="#h.8pgxfoch25wq"><text:span text:style-name="T1">ArcSDE</text:span></text:a></text:p>
      <text:p text:style-name="P7"><text:a xlink:type="simple" xlink:href="#h.e35cwmstnd86"><text:span text:style-name="T1">Mysql</text:span></text:a><text:a xlink:type="simple" xlink:href="#h.e35cwmstnd86"><text:span text:style-name="T1"> </text:span></text:a><text:a xlink:type="simple" xlink:href="#h.e35cwmstnd86"><text:span text:style-name="T1">Spatial</text:span></text:a></text:p>
      <text:p text:style-name="P7"><text:a xlink:type="simple" xlink:href="#h.gl7x8qaveaa0"><text:span text:style-name="T1">PostGIS</text:span></text:a></text:p>
      <text:p text:style-name="P5"><text:a xlink:type="simple" xlink:href="#h.dhabfw9gfvj3"><text:span text:style-name="T1">Diseño</text:span></text:a><text:a xlink:type="simple" xlink:href="#h.dhabfw9gfvj3"><text:span text:style-name="T1"> </text:span></text:a><text:a xlink:type="simple" xlink:href="#h.dhabfw9gfvj3"><text:span text:style-name="T1">y</text:span></text:a><text:a xlink:type="simple" xlink:href="#h.dhabfw9gfvj3"><text:span text:style-name="T1"> </text:span></text:a><text:a xlink:type="simple" xlink:href="#h.dhabfw9gfvj3"><text:span text:style-name="T1">estructura</text:span></text:a><text:a xlink:type="simple" xlink:href="#h.dhabfw9gfvj3"><text:span text:style-name="T1"> </text:span></text:a><text:a xlink:type="simple" xlink:href="#h.dhabfw9gfvj3"><text:span text:style-name="T1">del</text:span></text:a><text:a xlink:type="simple" xlink:href="#h.dhabfw9gfvj3"><text:span text:style-name="T1"> </text:span></text:a><text:a xlink:type="simple" xlink:href="#h.dhabfw9gfvj3"><text:span text:style-name="T1">desarrollo</text:span></text:a></text:p>
      <text:p text:style-name="P6"><text:a xlink:type="simple" xlink:href="#h.idhjfky69ymv"><text:span text:style-name="T1">Recogida</text:span></text:a><text:a xlink:type="simple" xlink:href="#h.idhjfky69ymv"><text:span text:style-name="T1"> </text:span></text:a><text:a xlink:type="simple" xlink:href="#h.idhjfky69ymv"><text:span text:style-name="T1">de</text:span></text:a><text:a xlink:type="simple" xlink:href="#h.idhjfky69ymv"><text:span text:style-name="T1"> </text:span></text:a><text:a xlink:type="simple" xlink:href="#h.idhjfky69ymv"><text:span text:style-name="T1">requisitos</text:span></text:a><text:a xlink:type="simple" xlink:href="#h.idhjfky69ymv"><text:span text:style-name="T1"> </text:span></text:a><text:a xlink:type="simple" xlink:href="#h.idhjfky69ymv"><text:span text:style-name="T1">generales</text:span></text:a></text:p>
      <text:p text:style-name="P6"><text:a xlink:type="simple" xlink:href="#h.8wym5k1ntyes"><text:span text:style-name="T1">Instalación</text:span></text:a><text:a xlink:type="simple" xlink:href="#h.8wym5k1ntyes"><text:span text:style-name="T1"> </text:span></text:a><text:a xlink:type="simple" xlink:href="#h.8wym5k1ntyes"><text:span text:style-name="T1">y</text:span></text:a><text:a xlink:type="simple" xlink:href="#h.8wym5k1ntyes"><text:span text:style-name="T1"> </text:span></text:a><text:a xlink:type="simple" xlink:href="#h.8wym5k1ntyes"><text:span text:style-name="T1">configuración</text:span></text:a><text:a xlink:type="simple" xlink:href="#h.8wym5k1ntyes"><text:span text:style-name="T1"> </text:span></text:a><text:a xlink:type="simple" xlink:href="#h.8wym5k1ntyes"><text:span text:style-name="T1">de</text:span></text:a><text:a xlink:type="simple" xlink:href="#h.8wym5k1ntyes"><text:span text:style-name="T1"> </text:span></text:a><text:a xlink:type="simple" xlink:href="#h.8wym5k1ntyes"><text:span text:style-name="T1">PostgreSQL</text:span></text:a><text:a xlink:type="simple" xlink:href="#h.8wym5k1ntyes"><text:span text:style-name="T1"> + </text:span></text:a><text:a xlink:type="simple" xlink:href="#h.8wym5k1ntyes"><text:span text:style-name="T1">PostGIS</text:span></text:a></text:p>
      <text:p text:style-name="P7"><text:a xlink:type="simple" xlink:href="#h.up5mj1filfjd"><text:span text:style-name="T1">Instalación</text:span></text:a><text:a xlink:type="simple" xlink:href="#h.up5mj1filfjd"><text:span text:style-name="T1"> </text:span></text:a><text:a xlink:type="simple" xlink:href="#h.up5mj1filfjd"><text:span text:style-name="T1">de</text:span></text:a><text:a xlink:type="simple" xlink:href="#h.up5mj1filfjd"><text:span text:style-name="T1"> </text:span></text:a><text:a xlink:type="simple" xlink:href="#h.up5mj1filfjd"><text:span text:style-name="T1">la</text:span></text:a><text:a xlink:type="simple" xlink:href="#h.up5mj1filfjd"><text:span text:style-name="T1"> </text:span></text:a><text:a xlink:type="simple" xlink:href="#h.up5mj1filfjd"><text:span text:style-name="T1">cartografía</text:span></text:a></text:p>
      <text:p text:style-name="P8"><text:a xlink:type="simple" xlink:href="#h.ywr7vcntospf"><text:span text:style-name="T1">La</text:span></text:a><text:a xlink:type="simple" xlink:href="#h.ywr7vcntospf"><text:span text:style-name="T1"> </text:span></text:a><text:a xlink:type="simple" xlink:href="#h.ywr7vcntospf"><text:span text:style-name="T1">herramienta</text:span></text:a><text:a xlink:type="simple" xlink:href="#h.ywr7vcntospf"><text:span text:style-name="T1"> </text:span></text:a><text:a xlink:type="simple" xlink:href="#h.ywr7vcntospf"><text:span text:style-name="T1">shp</text:span></text:a><text:a xlink:type="simple" xlink:href="#h.ywr7vcntospf"><text:span text:style-name="T1">2</text:span></text:a><text:a xlink:type="simple" xlink:href="#h.ywr7vcntospf"><text:span text:style-name="T1">pgsql</text:span></text:a></text:p>
      <text:p text:style-name="P8"><text:a xlink:type="simple" xlink:href="#h.pgpxjk5j2s1a"><text:span text:style-name="T1">La</text:span></text:a><text:a xlink:type="simple" xlink:href="#h.pgpxjk5j2s1a"><text:span text:style-name="T1"> </text:span></text:a><text:a xlink:type="simple" xlink:href="#h.pgpxjk5j2s1a"><text:span text:style-name="T1">estructura</text:span></text:a><text:a xlink:type="simple" xlink:href="#h.pgpxjk5j2s1a"><text:span text:style-name="T1"> </text:span></text:a><text:a xlink:type="simple" xlink:href="#h.pgpxjk5j2s1a"><text:span text:style-name="T1">de</text:span></text:a><text:a xlink:type="simple" xlink:href="#h.pgpxjk5j2s1a"><text:span text:style-name="T1"> </text:span></text:a><text:a xlink:type="simple" xlink:href="#h.pgpxjk5j2s1a"><text:span text:style-name="T1">una</text:span></text:a><text:a xlink:type="simple" xlink:href="#h.pgpxjk5j2s1a"><text:span text:style-name="T1"> </text:span></text:a><text:a xlink:type="simple" xlink:href="#h.pgpxjk5j2s1a"><text:span text:style-name="T1">base</text:span></text:a><text:a xlink:type="simple" xlink:href="#h.pgpxjk5j2s1a"><text:span text:style-name="T1"> </text:span></text:a><text:a xlink:type="simple" xlink:href="#h.pgpxjk5j2s1a"><text:span text:style-name="T1">de</text:span></text:a><text:a xlink:type="simple" xlink:href="#h.pgpxjk5j2s1a"><text:span text:style-name="T1"> </text:span></text:a><text:a xlink:type="simple" xlink:href="#h.pgpxjk5j2s1a"><text:span text:style-name="T1">datos</text:span></text:a><text:a xlink:type="simple" xlink:href="#h.pgpxjk5j2s1a"><text:span text:style-name="T1"> </text:span></text:a><text:a xlink:type="simple" xlink:href="#h.pgpxjk5j2s1a"><text:span text:style-name="T1">geoespacial</text:span></text:a></text:p>
      <text:p text:style-name="P8"><text:a xlink:type="simple" xlink:href="#h.2ifk3hflv3km"><text:span text:style-name="T1">Crear</text:span></text:a><text:a xlink:type="simple" xlink:href="#h.2ifk3hflv3km"><text:span text:style-name="T1"> </text:span></text:a><text:a xlink:type="simple" xlink:href="#h.2ifk3hflv3km"><text:span text:style-name="T1">entidades</text:span></text:a><text:a xlink:type="simple" xlink:href="#h.2ifk3hflv3km"><text:span text:style-name="T1"> </text:span></text:a><text:a xlink:type="simple" xlink:href="#h.2ifk3hflv3km"><text:span text:style-name="T1">geoespaciales</text:span></text:a></text:p>
      <text:p text:style-name="P9"><text:a xlink:type="simple" xlink:href="#h.ybusqay4d22b"><text:span text:style-name="T1">Procedimiento</text:span></text:a><text:a xlink:type="simple" xlink:href="#h.ybusqay4d22b"><text:span text:style-name="T1"> </text:span></text:a><text:a xlink:type="simple" xlink:href="#h.ybusqay4d22b"><text:span text:style-name="T1">automático</text:span></text:a></text:p>
      <text:p text:style-name="P9"><text:a xlink:type="simple" xlink:href="#h.cxt1a2fc8gsx"><text:span text:style-name="T1">Procedimiento</text:span></text:a><text:a xlink:type="simple" xlink:href="#h.cxt1a2fc8gsx"><text:span text:style-name="T1"> </text:span></text:a><text:a xlink:type="simple" xlink:href="#h.cxt1a2fc8gsx"><text:span text:style-name="T1">manual</text:span></text:a></text:p>
      <text:p text:style-name="P6"><text:a xlink:type="simple" xlink:href="#h.lw96tk72x4ay"><text:span text:style-name="T1">Instalación</text:span></text:a><text:a xlink:type="simple" xlink:href="#h.lw96tk72x4ay"><text:span text:style-name="T1"> </text:span></text:a><text:a xlink:type="simple" xlink:href="#h.lw96tk72x4ay"><text:span text:style-name="T1">y</text:span></text:a><text:a xlink:type="simple" xlink:href="#h.lw96tk72x4ay"><text:span text:style-name="T1"> </text:span></text:a><text:a xlink:type="simple" xlink:href="#h.lw96tk72x4ay"><text:span text:style-name="T1">configuración</text:span></text:a><text:a xlink:type="simple" xlink:href="#h.lw96tk72x4ay"><text:span text:style-name="T1"> </text:span></text:a><text:a xlink:type="simple" xlink:href="#h.lw96tk72x4ay"><text:span text:style-name="T1">de</text:span></text:a><text:a xlink:type="simple" xlink:href="#h.lw96tk72x4ay"><text:span text:style-name="T1"> </text:span></text:a><text:a xlink:type="simple" xlink:href="#h.lw96tk72x4ay"><text:span text:style-name="T1">Apache</text:span></text:a><text:a xlink:type="simple" xlink:href="#h.lw96tk72x4ay"><text:span text:style-name="T1"> </text:span></text:a><text:a xlink:type="simple" xlink:href="#h.lw96tk72x4ay"><text:span text:style-name="T1">Tomcat</text:span></text:a></text:p>
      <text:p text:style-name="P6"><text:a xlink:type="simple" xlink:href="#h.hghnb1o9h4vp"><text:span text:style-name="T1">Instalación</text:span></text:a><text:a xlink:type="simple" xlink:href="#h.hghnb1o9h4vp"><text:span text:style-name="T1"> </text:span></text:a><text:a xlink:type="simple" xlink:href="#h.hghnb1o9h4vp"><text:span text:style-name="T1">y</text:span></text:a><text:a xlink:type="simple" xlink:href="#h.hghnb1o9h4vp"><text:span text:style-name="T1"> </text:span></text:a><text:a xlink:type="simple" xlink:href="#h.hghnb1o9h4vp"><text:span text:style-name="T1">configuración</text:span></text:a><text:a xlink:type="simple" xlink:href="#h.hghnb1o9h4vp"><text:span text:style-name="T1"> </text:span></text:a><text:a xlink:type="simple" xlink:href="#h.hghnb1o9h4vp"><text:span text:style-name="T1">de</text:span></text:a><text:a xlink:type="simple" xlink:href="#h.hghnb1o9h4vp"><text:span text:style-name="T1"> </text:span></text:a><text:a xlink:type="simple" xlink:href="#h.hghnb1o9h4vp"><text:span text:style-name="T1">GeoServer</text:span></text:a></text:p>
      <text:p text:style-name="P5"><text:a xlink:type="simple" xlink:href="#h.hbkl3tmlbblc"><text:span text:style-name="T1">Descripción</text:span></text:a><text:a xlink:type="simple" xlink:href="#h.hbkl3tmlbblc"><text:span text:style-name="T1"> </text:span></text:a><text:a xlink:type="simple" xlink:href="#h.hbkl3tmlbblc"><text:span text:style-name="T1">de</text:span></text:a><text:a xlink:type="simple" xlink:href="#h.hbkl3tmlbblc"><text:span text:style-name="T1"> </text:span></text:a><text:a xlink:type="simple" xlink:href="#h.hbkl3tmlbblc"><text:span text:style-name="T1">los</text:span></text:a><text:a xlink:type="simple" xlink:href="#h.hbkl3tmlbblc"><text:span text:style-name="T1"> </text:span></text:a><text:a xlink:type="simple" xlink:href="#h.hbkl3tmlbblc"><text:span text:style-name="T1">módulos</text:span></text:a></text:p>
      <text:p text:style-name="P5"><text:a xlink:type="simple" xlink:href="#h.7wo1lv2n5233"><text:span text:style-name="T1">Instalación</text:span></text:a></text:p>
      <text:p text:style-name="P5"><text:a xlink:type="simple" xlink:href="#h.iclae77njd2p"><text:span text:style-name="T1">Uso</text:span></text:a><text:a xlink:type="simple" xlink:href="#h.iclae77njd2p"><text:span text:style-name="T1"> </text:span></text:a><text:a xlink:type="simple" xlink:href="#h.iclae77njd2p"><text:span text:style-name="T1">y</text:span></text:a><text:a xlink:type="simple" xlink:href="#h.iclae77njd2p"><text:span text:style-name="T1"> </text:span></text:a><text:a xlink:type="simple" xlink:href="#h.iclae77njd2p"><text:span text:style-name="T1">casos</text:span></text:a><text:a xlink:type="simple" xlink:href="#h.iclae77njd2p"><text:span text:style-name="T1"> </text:span></text:a><text:a xlink:type="simple" xlink:href="#h.iclae77njd2p"><text:span text:style-name="T1">de</text:span></text:a><text:a xlink:type="simple" xlink:href="#h.iclae77njd2p"><text:span text:style-name="T1"> </text:span></text:a><text:a xlink:type="simple" xlink:href="#h.iclae77njd2p"><text:span text:style-name="T1">uso</text:span></text:a></text:p>
      <text:p text:style-name="P5"><text:a xlink:type="simple" xlink:href="#h.jqjdkigm4ufp"><text:span text:style-name="T1">Conclusiones</text:span></text:a></text:p>
      <text:p text:style-name="P5"><text:a xlink:type="simple" xlink:href="#h.9i17y8vnuxi7"><text:span text:style-name="T1">Glosario</text:span></text:a></text:p>
      <text:p text:style-name="P5"><text:a xlink:type="simple" xlink:href="#h.mux0sfexykhl"><text:span text:style-name="T1">Referencias</text:span></text:a></text:p>
      <text:p text:style-name="P1"/>
      <text:p text:style-name="P10"/>
      <text:h text:style-name="P21" text:outline-level="10"><text:bookmark text:name="h.rvrernbwi83p"/>Objetivos</text:h>
      <text:h text:style-name="P19" text:outline-level="10"><text:bookmark text:name="h.l3oc5whzisey"/>Introducción</text:h>
      <text:p text:style-name="P4"><text:span text:style-name="T2">La</text:span><text:span text:style-name="T2"> </text:span><text:span text:style-name="T2">presentación</text:span><text:span text:style-name="T2"> </text:span><text:span text:style-name="T2">de</text:span><text:span text:style-name="T2"> </text:span><text:span text:style-name="T2">la</text:span><text:span text:style-name="T2"> </text:span><text:span text:style-name="T2">información</text:span><text:span text:style-name="T2">, </text:span><text:span text:style-name="T2">cuando</text:span><text:span text:style-name="T2"> </text:span><text:span text:style-name="T2">está</text:span><text:span text:style-name="T2"> </text:span><text:span text:style-name="T2">acompañada</text:span><text:span text:style-name="T2"> </text:span><text:span text:style-name="T2">de</text:span><text:span text:style-name="T2"> </text:span><text:span text:style-name="T2">las</text:span><text:span text:style-name="T2"> </text:span><text:span text:style-name="T2">modalidades</text:span><text:span text:style-name="T2"> </text:span><text:span text:style-name="T2">adecuadas</text:span><text:span text:style-name="T2">, </text:span><text:span text:style-name="T2">resulta</text:span><text:span text:style-name="T2"> </text:span><text:span text:style-name="T2">más</text:span><text:span text:style-name="T2"> </text:span><text:span text:style-name="T2">amigable</text:span><text:span text:style-name="T2"> </text:span><text:span text:style-name="T2">y</text:span><text:span text:style-name="T2"> </text:span><text:span text:style-name="T2">efectiva</text:span><text:span text:style-name="T2"> </text:span><text:span text:style-name="T2">al</text:span><text:span text:style-name="T2"> </text:span><text:span text:style-name="T2">usuario</text:span><text:span text:style-name="T2">. </text:span><text:span text:style-name="T2">Por</text:span><text:span text:style-name="T2"> </text:span><text:span text:style-name="T2">este</text:span><text:span text:style-name="T2"> </text:span><text:span text:style-name="T2">motivo</text:span><text:span text:style-name="T2">, </text:span><text:span text:style-name="T2">el</text:span><text:span text:style-name="T2"> </text:span><text:span text:style-name="T2">objetivo</text:span><text:span text:style-name="T2"> </text:span><text:span text:style-name="T2">principal</text:span><text:span text:style-name="T2"> </text:span><text:span text:style-name="T2">que</text:span><text:span text:style-name="T2"> </text:span><text:span text:style-name="T2">se</text:span><text:span text:style-name="T2"> </text:span><text:span text:style-name="T2">aborda</text:span><text:span text:style-name="T2"> </text:span><text:span text:style-name="T2">en</text:span><text:span text:style-name="T2"> </text:span><text:span text:style-name="T2">este</text:span><text:span text:style-name="T2"> </text:span><text:span text:style-name="T2">proyecto</text:span><text:span text:style-name="T2"> </text:span><text:span text:style-name="T2">es</text:span><text:span text:style-name="T2"> </text:span><text:span text:style-name="T2">facilitar</text:span><text:span text:style-name="T2"> </text:span><text:span text:style-name="T2">al</text:span><text:span text:style-name="T2"> </text:span><text:span text:style-name="T2">usuario</text:span><text:span text:style-name="T2"> </text:span><text:span text:style-name="T2">la</text:span><text:span text:style-name="T2"> </text:span><text:span text:style-name="T2">búsqueda</text:span><text:span text:style-name="T2"> </text:span><text:span text:style-name="T2">de</text:span><text:span text:style-name="T2"> </text:span><text:span text:style-name="T2">la</text:span><text:span text:style-name="T2"> </text:span><text:span text:style-name="T2">información</text:span><text:span text:style-name="T2"> </text:span><text:span text:style-name="T2">y</text:span><text:span text:style-name="T2"> </text:span><text:span text:style-name="T2">ofrecer</text:span><text:span text:style-name="T2"> </text:span><text:span text:style-name="T2">una</text:span><text:span text:style-name="T2"> </text:span><text:span text:style-name="T2">presentación</text:span><text:span text:style-name="T2"> </text:span><text:span text:style-name="T2">más</text:span><text:span text:style-name="T2"> </text:span><text:span text:style-name="T2">eficaz</text:span><text:span text:style-name="T2">.</text:span></text:p>
      <text:p text:style-name="P4"><text:span text:style-name="T2">Dentro</text:span><text:span text:style-name="T2"> </text:span><text:span text:style-name="T2">del</text:span><text:span text:style-name="T2"> </text:span><text:span text:style-name="T2">catálogo</text:span><text:span text:style-name="T2"> </text:span><text:span text:style-name="T2">de</text:span><text:span text:style-name="T2"> </text:span><text:span text:style-name="T2">recursos</text:span><text:span text:style-name="T2"> </text:span><text:span text:style-name="T2">de</text:span><text:span text:style-name="T2"> </text:span><text:span text:style-name="T2">la</text:span><text:span text:style-name="T2"> </text:span><text:span text:style-name="T2">Fundación</text:span><text:span text:style-name="T2"> </text:span><text:span text:style-name="T2">Andaluza</text:span><text:span text:style-name="T2"> </text:span><text:span text:style-name="T2">de</text:span><text:span text:style-name="T2"> </text:span><text:span text:style-name="T2">Servicios</text:span><text:span text:style-name="T2"> </text:span><text:span text:style-name="T2">Sociales</text:span><text:span text:style-name="T2"> </text:span><text:span text:style-name="T2">disponibles</text:span><text:span text:style-name="T2"> </text:span><text:span text:style-name="T2">al</text:span><text:span text:style-name="T2"> </text:span><text:span text:style-name="T2">usuario</text:span><text:span text:style-name="T2"> </text:span><text:span text:style-name="T2">se</text:span><text:span text:style-name="T2"> </text:span><text:span text:style-name="T2">encuentran</text:span><text:span text:style-name="T2"> </text:span><text:span text:style-name="T2">muchos</text:span><text:span text:style-name="T2"> </text:span><text:span text:style-name="T2">servicios</text:span><text:span text:style-name="T2"> </text:span><text:span text:style-name="T2">cuya</text:span><text:span text:style-name="T2"> </text:span><text:span text:style-name="T2">información</text:span><text:span text:style-name="T2"> </text:span><text:span text:style-name="T2">sería</text:span><text:span text:style-name="T2"> </text:span><text:span text:style-name="T2">más</text:span><text:span text:style-name="T2"> </text:span><text:span text:style-name="T2">útil</text:span><text:span text:style-name="T2"> </text:span><text:span text:style-name="T2">si</text:span><text:span text:style-name="T2"> </text:span><text:span text:style-name="T2">se</text:span><text:span text:style-name="T2"> </text:span><text:span text:style-name="T2">presentara</text:span><text:span text:style-name="T2"> </text:span><text:span text:style-name="T2">de</text:span><text:span text:style-name="T2"> </text:span><text:span text:style-name="T2">forma</text:span><text:span text:style-name="T2"> </text:span><text:span text:style-name="T2">más</text:span><text:span text:style-name="T2"> </text:span><text:span text:style-name="T2">a</text:span>decuada<text:span text:style-name="T2"> </text:span><text:span text:style-name="T2">y</text:span><text:span text:style-name="T2"> </text:span><text:span text:style-name="T2">comprensible</text:span><text:span text:style-name="T2">. </text:span><text:span text:style-name="T2">Por</text:span><text:span text:style-name="T2"> </text:span><text:span text:style-name="T2">ello</text:span><text:span text:style-name="T2">, </text:span><text:span text:style-name="T2">se</text:span><text:span text:style-name="T2"> </text:span><text:span text:style-name="T2">eligió</text:span><text:span text:style-name="T2"> </text:span><text:span text:style-name="T2">un</text:span><text:span text:style-name="T2"> </text:span><text:span text:style-name="T2">conjunto</text:span><text:span text:style-name="T2"> </text:span><text:span text:style-name="T2">de</text:span><text:span text:style-name="T2"> </text:span><text:span text:style-name="T2">servicios</text:span><text:span text:style-name="T2"> </text:span><text:span text:style-name="T2">comprendido</text:span><text:span text:style-name="T2"> </text:span><text:span text:style-name="T2">por</text:span><text:span text:style-name="T2"> </text:span><text:span text:style-name="T2">los</text:span><text:span text:style-name="T2"> </text:span><text:span text:style-name="T2">centros</text:span><text:span text:style-name="T2"> </text:span><text:span text:style-name="T2">de</text:span><text:span text:style-name="T2"> </text:span><text:span text:style-name="T2">atención</text:span><text:span text:style-name="T2"> </text:span><text:span text:style-name="T2">socio</text:span><text:span text:style-name="T2">-</text:span><text:span text:style-name="T2">educativa</text:span><text:span text:style-name="T2"> (</text:span><text:span text:style-name="T2">CASE</text:span><text:span text:style-name="T2">) </text:span><text:span text:style-name="T2">o</text:span><text:span text:style-name="T2"> </text:span><text:span text:style-name="T2">guarderías</text:span><text:span text:style-name="T2">, </text:span><text:span text:style-name="T2">las</text:span><text:span text:style-name="T2"> </text:span><text:span text:style-name="T2">residencias</text:span><text:span text:style-name="T2"> </text:span><text:span text:style-name="T2">para</text:span><text:span text:style-name="T2"> </text:span><text:span text:style-name="T2">la</text:span><text:span text:style-name="T2"> </text:span><text:span text:style-name="T2">tercera</text:span><text:span text:style-name="T2"> </text:span><text:span text:style-name="T2">edad</text:span><text:span text:style-name="T2"> </text:span><text:span text:style-name="T2">y</text:span><text:span text:style-name="T2"> </text:span><text:span text:style-name="T2">los</text:span><text:span text:style-name="T2"> </text:span><text:span text:style-name="T2">centros</text:span><text:span text:style-name="T2"> </text:span><text:span text:style-name="T2">de</text:span><text:span text:style-name="T2"> </text:span><text:span text:style-name="T2">estancias</text:span><text:span text:style-name="T2"> </text:span><text:span text:style-name="T2">diurnas</text:span><text:span text:style-name="T2">, </text:span><text:span text:style-name="T2">como</text:span><text:span text:style-name="T2"> </text:span><text:span text:style-name="T2">piloto</text:span><text:span text:style-name="T2"> </text:span><text:span text:style-name="T2">para</text:span><text:span text:style-name="T2"> </text:span><text:span text:style-name="T2">este</text:span><text:span text:style-name="T2"> </text:span><text:span text:style-name="T2">proyecto</text:span><text:span text:style-name="T2">, </text:span><text:span text:style-name="T2">consistente</text:span><text:span text:style-name="T2"> </text:span><text:span text:style-name="T2">en</text:span><text:span text:style-name="T2"> </text:span><text:span text:style-name="T2">un</text:span><text:span text:style-name="T2"> </text:span><text:span text:style-name="T2">interfaz</text:span><text:span text:style-name="T2"> </text:span><text:span text:style-name="T2">web</text:span><text:span text:style-name="T2"> </text:span><text:span text:style-name="T2">para</text:span><text:span text:style-name="T2"> </text:span><text:span text:style-name="T2">la</text:span><text:span text:style-name="T2"> </text:span><text:span text:style-name="T2">búsqueda</text:span><text:span text:style-name="T2"> </text:span><text:span text:style-name="T2">y</text:span><text:span text:style-name="T2"> </text:span><text:span text:style-name="T2">la</text:span><text:span text:style-name="T2"> </text:span><text:span text:style-name="T2">presentación</text:span><text:span text:style-name="T2"> </text:span><text:span text:style-name="T2">de</text:span><text:span text:style-name="T2"> </text:span><text:span text:style-name="T2">la</text:span><text:span text:style-name="T2"> </text:span><text:span text:style-name="T2">información</text:span><text:span text:style-name="T2"> </text:span><text:span text:style-name="T2">sobre</text:span><text:span text:style-name="T2"> </text:span><text:span text:style-name="T2">estos</text:span><text:span text:style-name="T2"> </text:span><text:span text:style-name="T2">servicios</text:span><text:span text:style-name="T2">, </text:span><text:span text:style-name="T2">acompañados</text:span><text:span text:style-name="T2"> </text:span><text:span text:style-name="T2">de</text:span><text:span text:style-name="T2"> </text:span><text:span text:style-name="T2">un</text:span><text:span text:style-name="T2"> </text:span><text:span text:style-name="T2">mapa</text:span><text:span text:style-name="T2"> </text:span><text:span text:style-name="T2">que</text:span><text:span text:style-name="T2"> </text:span><text:span text:style-name="T2">presenta</text:span><text:span text:style-name="T2"> </text:span><text:span text:style-name="T2">su</text:span><text:span text:style-name="T2"> </text:span><text:span text:style-name="T2">localización</text:span><text:span text:style-name="T2">. </text:span><text:span text:style-name="T2">Además</text:span><text:span text:style-name="T2">, </text:span><text:span text:style-name="T2">para</text:span><text:span text:style-name="T2"> </text:span><text:span text:style-name="T2">los</text:span><text:span text:style-name="T2"> </text:span><text:span text:style-name="T2">usuarios</text:span><text:span text:style-name="T2"> </text:span><text:span text:style-name="T2">con</text:span><text:span text:style-name="T2"> </text:span><text:span text:style-name="T2">deficiencias</text:span><text:span text:style-name="T2"> </text:span><text:span text:style-name="T2">visuales</text:span><text:span text:style-name="T2">, </text:span><text:span text:style-name="T2">la</text:span><text:span text:style-name="T2"> </text:span><text:span text:style-name="T2">información</text:span><text:span text:style-name="T2"> </text:span>se ofrecía de forma audio<text:span text:style-name="T2">descrita</text:span><text:span text:style-name="T2"> </text:span>mediante<text:span text:style-name="T2"> </text:span><text:span text:style-name="T2">un</text:span><text:span text:style-name="T2"> </text:span><text:span text:style-name="T2">sistema</text:span><text:span text:style-name="T2"> </text:span><text:span text:style-name="T2">de</text:span><text:span text:style-name="T2"> </text:span><text:span text:style-name="T2">lectura</text:span><text:span text:style-name="T2"> </text:span><text:span text:style-name="T2">de</text:span><text:span text:style-name="T2"> </text:span><text:span text:style-name="T2">texto</text:span><text:span text:style-name="T2">.</text:span></text:p>
      <text:p text:style-name="P4"><text:span text:style-name="T2">Este</text:span><text:span text:style-name="T2"> </text:span><text:span text:style-name="T2">proyecto</text:span><text:span text:style-name="T2"> </text:span><text:span text:style-name="T2">fue</text:span><text:span text:style-name="T2"> </text:span><text:span text:style-name="T2">desarrollado</text:span><text:span text:style-name="T2"> </text:span><text:span text:style-name="T2">durante</text:span><text:span text:style-name="T2"> </text:span><text:span text:style-name="T2">el</text:span><text:span text:style-name="T2"> </text:span><text:span text:style-name="T2">año</text:span><text:span text:style-name="T2"> 2006, </text:span><text:span text:style-name="T2">antes</text:span><text:span text:style-name="T2"> </text:span><text:span text:style-name="T2">del</text:span><text:span text:style-name="T2"> </text:span><text:span text:style-name="T2">auge</text:span><text:span text:style-name="T2"> </text:span><text:span text:style-name="T2">de</text:span><text:span text:style-name="T2"> </text:span><text:span text:style-name="T2">los</text:span><text:span text:style-name="T2"> </text:span><text:span text:style-name="T2">servicios</text:span><text:span text:style-name="T2"> </text:span><text:span text:style-name="T2">públicos</text:span><text:span text:style-name="T2"> </text:span><text:span text:style-name="T2">de</text:span><text:span text:style-name="T2"> </text:span><text:span text:style-name="T2">cartografía</text:span><text:span text:style-name="T2"> </text:span><text:span text:style-name="T2">como</text:span><text:span text:style-name="T2"> </text:span><text:span text:style-name="T2">Google</text:span><text:span text:style-name="T2"> </text:span><text:span text:style-name="T2">Maps</text:span><text:span text:style-name="T2"> </text:span><text:span text:style-name="T2">y</text:span><text:span text:style-name="T2"> </text:span><text:span text:style-name="T2">ofrece</text:span><text:span text:style-name="T2"> </text:span><text:span text:style-name="T2">una</text:span><text:span text:style-name="T2"> </text:span><text:span text:style-name="T2">visión</text:span><text:span text:style-name="T2"> </text:span><text:span text:style-name="T2">sobre</text:span><text:span text:style-name="T2"> </text:span><text:span text:style-name="T2">las</text:span><text:span text:style-name="T2"> </text:span><text:span text:style-name="T2">soluciones</text:span><text:span text:style-name="T2"> </text:span><text:span text:style-name="T2">disponibles</text:span><text:span text:style-name="T2"> </text:span><text:span text:style-name="T2">entonces</text:span><text:span text:style-name="T2">. </text:span><text:span text:style-name="T2">El</text:span><text:span text:style-name="T2"> </text:span><text:span text:style-name="T2">proyecto</text:span><text:span text:style-name="T2">, </text:span><text:span text:style-name="T2">además</text:span><text:span text:style-name="T2">, </text:span><text:span text:style-name="T2">sirvió</text:span><text:span text:style-name="T2"> </text:span><text:span text:style-name="T2">como</text:span><text:span text:style-name="T2"> </text:span><text:span text:style-name="T2">plataforma</text:span><text:span text:style-name="T2"> </text:span><text:span text:style-name="T2">de</text:span><text:span text:style-name="T2"> </text:span><text:span text:style-name="T2">pruebas</text:span><text:span text:style-name="T2"> </text:span><text:span text:style-name="T2">para</text:span><text:span text:style-name="T2"> </text:span><text:span text:style-name="T2">lo</text:span><text:span text:style-name="T2"> </text:span><text:span text:style-name="T2">que</text:span><text:span text:style-name="T2"> </text:span><text:span text:style-name="T2">posteriormente</text:span><text:span text:style-name="T2"> </text:span><text:span text:style-name="T2">vendría</text:span><text:span text:style-name="T2"> </text:span><text:span text:style-name="T2">a</text:span><text:span text:style-name="T2"> </text:span><text:span text:style-name="T2">ser</text:span><text:span text:style-name="T2"> </text:span><text:span text:style-name="T2">el</text:span><text:span text:style-name="T2"> </text:span><text:span text:style-name="T2">Sistema</text:span><text:span text:style-name="T2"> </text:span><text:span text:style-name="T2">de</text:span><text:span text:style-name="T2"> </text:span><text:span text:style-name="T2">Información</text:span><text:span text:style-name="T2"> </text:span><text:span text:style-name="T2">Geográfica</text:span><text:span text:style-name="T2"> </text:span><text:span text:style-name="T2">de</text:span><text:span text:style-name="T2"> </text:span><text:span text:style-name="T2">la</text:span><text:span text:style-name="T2"> </text:span><text:span text:style-name="T2">Junta</text:span><text:span text:style-name="T2"> </text:span><text:span text:style-name="T2">de</text:span><text:span text:style-name="T2"> </text:span><text:span text:style-name="T2">Andalucía</text:span><text:span text:style-name="T2"> </text:span><text:span text:style-name="T2">y</text:span><text:span text:style-name="T2"> </text:span><text:span text:style-name="T2">su</text:span><text:span text:style-name="T2"> </text:span><text:span text:style-name="T2">Callejero</text:span><text:span text:style-name="T2"> </text:span><text:span text:style-name="T2">Digital</text:span><text:span text:style-name="T2">.</text:span></text:p>
      <text:p text:style-name="P4"><text:span text:style-name="T2">Dentro</text:span><text:span text:style-name="T2"> </text:span><text:span text:style-name="T2">de</text:span><text:span text:style-name="T2"> </text:span><text:span text:style-name="T2">la</text:span><text:span text:style-name="T2"> </text:span><text:span text:style-name="T2">repercusión</text:span><text:span text:style-name="T2"> </text:span><text:span text:style-name="T2">del</text:span><text:span text:style-name="T2"> </text:span><text:span text:style-name="T2">proyecto</text:span><text:span text:style-name="T2"> </text:span><text:span text:style-name="T2">más</text:span><text:span text:style-name="T2"> </text:span><text:span text:style-name="T2">allá</text:span><text:span text:style-name="T2"> </text:span><text:span text:style-name="T2">del</text:span><text:span text:style-name="T2"> </text:span><text:span text:style-name="T2">ámbito</text:span><text:span text:style-name="T2"> </text:span><text:span text:style-name="T2">de</text:span><text:span text:style-name="T2"> </text:span><text:span text:style-name="T2">la</text:span><text:span text:style-name="T2"> </text:span><text:span text:style-name="T2">Junta</text:span><text:span text:style-name="T2"> </text:span><text:span text:style-name="T2">de</text:span><text:span text:style-name="T2"> </text:span><text:span text:style-name="T2">Andalucía</text:span><text:span text:style-name="T2">, </text:span><text:span text:style-name="T2">este</text:span><text:span text:style-name="T2"> </text:span><text:span text:style-name="T2">fue</text:span><text:span text:style-name="T2"> </text:span><text:span text:style-name="T2">presentado</text:span><text:span text:style-name="T2"> </text:span><text:span text:style-name="T2">en</text:span><text:span text:style-name="T2"> </text:span><text:span text:style-name="T2">una</text:span><text:span text:style-name="T2"> </text:span><text:span text:style-name="T2">comunicación</text:span><text:span text:style-name="T2"> </text:span><text:span text:style-name="T2">en</text:span><text:span text:style-name="T2"> </text:span><text:span text:style-name="T2">las</text:span><text:span text:style-name="T2"> </text:span><text:span text:style-name="T2">I</text:span><text:span text:style-name="T2"> </text:span><text:span text:style-name="T2">Jornadas</text:span><text:span text:style-name="T2"> </text:span><text:span text:style-name="T2">de</text:span><text:span text:style-name="T2"> </text:span><text:span text:style-name="T2">SIG</text:span><text:span text:style-name="T2"> </text:span><text:span text:style-name="T2">Libre</text:span><text:span text:style-name="T2"> </text:span><text:span text:style-name="T2">organizadas</text:span><text:span text:style-name="T2"> </text:span><text:span text:style-name="T2">en</text:span><text:span text:style-name="T2"> </text:span><text:span text:style-name="T2">Girona</text:span><text:span text:style-name="T2"> </text:span><text:span text:style-name="T2">en</text:span><text:span text:style-name="T2"> </text:span><text:span text:style-name="T2">marzo</text:span><text:span text:style-name="T2"> </text:span><text:span text:style-name="T2">de</text:span><text:span text:style-name="T2"> 2007 </text:span><text:span text:style-name="T2">y</text:span><text:span text:style-name="T2"> </text:span><text:span text:style-name="T2">también</text:span><text:span text:style-name="T2"> </text:span><text:span text:style-name="T2">en</text:span><text:span text:style-name="T2"> </text:span>una<text:span text:style-name="T2"> </text:span><text:span text:style-name="T2">ponencia</text:span><text:span text:style-name="T2"> </text:span><text:span text:style-name="T2">en</text:span><text:span text:style-name="T2"> </text:span><text:span text:style-name="T2">la</text:span><text:span text:style-name="T2"> </text:span><text:span text:style-name="T2">Conferencia</text:span><text:span text:style-name="T2"> </text:span><text:span text:style-name="T2">Mundial</text:span><text:span text:style-name="T2"> </text:span><text:span text:style-name="T2">de</text:span><text:span text:style-name="T2"> </text:span><text:span text:style-name="T2">Software</text:span><text:span text:style-name="T2"> </text:span><text:span text:style-name="T2">Libre</text:span><text:span text:style-name="T2"> </text:span><text:span text:style-name="T2">celebrada</text:span><text:span text:style-name="T2"> </text:span><text:span text:style-name="T2">en</text:span><text:span text:style-name="T2"> </text:span><text:span text:style-name="T2">Málaga</text:span><text:span text:style-name="T2"> </text:span><text:span text:style-name="T2">en</text:span><text:span text:style-name="T2"> </text:span><text:span text:style-name="T2">octubre</text:span><text:span text:style-name="T2"> </text:span><text:span text:style-name="T2">de</text:span><text:span text:style-name="T2"> 2008.</text:span></text:p>
      <text:h text:style-name="P19" text:outline-level="10"><text:bookmark text:name="h.u0ow4ffqs16c"/>Descripción de la plataforma solicitada</text:h>
      <text:p text:style-name="P4"><text:span text:style-name="T2">El</text:span><text:span text:style-name="T2"> </text:span><text:span text:style-name="T2">sistema</text:span><text:span text:style-name="T2"> </text:span><text:span text:style-name="T2">debía</text:span><text:span text:style-name="T2"> </text:span><text:span text:style-name="T2">de</text:span><text:span text:style-name="T2"> </text:span><text:span text:style-name="T2">ser</text:span><text:span text:style-name="T2"> </text:span><text:span text:style-name="T2">accesible</text:span><text:span text:style-name="T2"> </text:span><text:span text:style-name="T2">por</text:span><text:span text:style-name="T2"> </text:span><text:span text:style-name="T2">el</text:span><text:span text:style-name="T2"> </text:span><text:span text:style-name="T2">usuario</text:span><text:span text:style-name="T2"> </text:span><text:span text:style-name="T2">mediante</text:span><text:span text:style-name="T2"> </text:span><text:span text:style-name="T2">su</text:span><text:span text:style-name="T2"> </text:span><text:span text:style-name="T2">navegador</text:span><text:span text:style-name="T2"> </text:span><text:span text:style-name="T2">web</text:span><text:span text:style-name="T2">, </text:span><text:span text:style-name="T2">por</text:span><text:span text:style-name="T2"> </text:span><text:span text:style-name="T2">lo</text:span><text:span text:style-name="T2"> </text:span><text:span text:style-name="T2">que</text:span><text:span text:style-name="T2"> </text:span><text:span text:style-name="T2">se</text:span><text:span text:style-name="T2"> </text:span><text:span text:style-name="T2">alojaría</text:span><text:span text:style-name="T2"> </text:span><text:span text:style-name="T2">detrás</text:span><text:span text:style-name="T2"> </text:span><text:span text:style-name="T2">de</text:span><text:span text:style-name="T2"> </text:span><text:span text:style-name="T2">una</text:span><text:span text:style-name="T2"> </text:span><text:span text:style-name="T2">URL</text:span><text:span text:style-name="T2"> </text:span><text:span text:style-name="T2">de</text:span><text:span text:style-name="T2"> </text:span><text:span text:style-name="T2">acceso</text:span><text:span text:style-name="T2"> </text:span><text:span text:style-name="T2">a</text:span><text:span text:style-name="T2"> </text:span><text:span text:style-name="T2">la</text:span><text:span text:style-name="T2"> </text:span><text:span text:style-name="T2">web</text:span><text:span text:style-name="T2"> </text:span><text:span text:style-name="T2">de</text:span><text:span text:style-name="T2"> </text:span><text:span text:style-name="T2">la</text:span><text:span text:style-name="T2"> </text:span><text:span text:style-name="T2">Junta</text:span><text:span text:style-name="T2"> </text:span><text:span text:style-name="T2">de</text:span><text:span text:style-name="T2"> </text:span><text:span text:style-name="T2">Andalucía</text:span><text:span text:style-name="T2">.</text:span></text:p>
      <text:p text:style-name="P4"><text:span text:style-name="T2">Para</text:span><text:span text:style-name="T2"> </text:span><text:span text:style-name="T2">ello</text:span><text:span text:style-name="T2"> </text:span><text:span text:style-name="T2">se</text:span><text:span text:style-name="T2"> </text:span><text:span text:style-name="T2">contaría</text:span><text:span text:style-name="T2"> </text:span><text:span text:style-name="T2">con</text:span><text:span text:style-name="T2"> </text:span><text:span text:style-name="T2">un</text:span><text:span text:style-name="T2"> </text:span><text:span text:style-name="T2">servidor</text:span><text:span text:style-name="T2"> </text:span><text:span text:style-name="T2">web</text:span><text:span text:style-name="T2"> </text:span><text:span text:style-name="T2">que</text:span><text:span text:style-name="T2"> </text:span><text:span text:style-name="T2">almacenaría</text:span><text:span text:style-name="T2"> </text:span><text:span text:style-name="T2">las</text:span><text:span text:style-name="T2"> </text:span><text:span text:style-name="T2">páginas</text:span><text:span text:style-name="T2"> </text:span><text:span text:style-name="T2">del</text:span><text:span text:style-name="T2"> </text:span><text:span text:style-name="T2">proyecto</text:span><text:span text:style-name="T2"> </text:span><text:span text:style-name="T2">que</text:span><text:span text:style-name="T2"> </text:span><text:span text:style-name="T2">debían</text:span><text:span text:style-name="T2"> </text:span><text:span text:style-name="T2">de</text:span><text:span text:style-name="T2"> </text:span><text:span text:style-name="T2">ser</text:span><text:span text:style-name="T2"> </text:span><text:span text:style-name="T2">dinámicas</text:span><text:span text:style-name="T2"> </text:span><text:span text:style-name="T2">para</text:span><text:span text:style-name="T2"> </text:span><text:span text:style-name="T2">poder</text:span><text:span text:style-name="T2"> </text:span><text:span text:style-name="T2">modificar</text:span><text:span text:style-name="T2"> </text:span><text:span text:style-name="T2">la</text:span><text:span text:style-name="T2"> </text:span><text:span text:style-name="T2">información</text:span><text:span text:style-name="T2"> </text:span><text:span text:style-name="T2">disponible</text:span><text:span text:style-name="T2">.</text:span></text:p>
      <text:p text:style-name="P4"><text:span text:style-name="T2">También</text:span><text:span text:style-name="T2"> </text:span><text:span text:style-name="T2">se</text:span><text:span text:style-name="T2"> </text:span><text:span text:style-name="T2">contaría</text:span><text:span text:style-name="T2"> </text:span><text:span text:style-name="T2">con</text:span><text:span text:style-name="T2"> </text:span><text:span text:style-name="T2">una</text:span><text:span text:style-name="T2"> </text:span><text:span text:style-name="T2">base</text:span><text:span text:style-name="T2"> </text:span><text:span text:style-name="T2">de</text:span><text:span text:style-name="T2"> </text:span><text:span text:style-name="T2">datos</text:span><text:span text:style-name="T2"> </text:span><text:span text:style-name="T2">relacional</text:span><text:span text:style-name="T2"> </text:span><text:span text:style-name="T2">en</text:span><text:span text:style-name="T2"> </text:span><text:span text:style-name="T2">la</text:span><text:span text:style-name="T2"> </text:span><text:span text:style-name="T2">que</text:span><text:span text:style-name="T2"> </text:span><text:span text:style-name="T2">estaría</text:span><text:span text:style-name="T2"> </text:span><text:span text:style-name="T2">contenida</text:span><text:span text:style-name="T2"> </text:span><text:span text:style-name="T2">toda</text:span><text:span text:style-name="T2"> </text:span><text:span text:style-name="T2">la</text:span><text:span text:style-name="T2"> </text:span><text:span text:style-name="T2">información</text:span><text:span text:style-name="T2"> </text:span><text:span text:style-name="T2">de</text:span><text:span text:style-name="T2"> </text:span><text:span text:style-name="T2">los</text:span><text:span text:style-name="T2"> </text:span><text:span text:style-name="T2">servicios</text:span><text:span text:style-name="T2"> </text:span><text:span text:style-name="T2">ofe</text:span>rtados<text:span text:style-name="T2">.</text:span></text:p>
      <text:p text:style-name="P4"><text:span text:style-name="T2">Además</text:span><text:span text:style-name="T2">, </text:span><text:span text:style-name="T2">por</text:span><text:span text:style-name="T2"> </text:span><text:span text:style-name="T2">las</text:span><text:span text:style-name="T2"> </text:span><text:span text:style-name="T2">características</text:span><text:span text:style-name="T2"> </text:span><text:span text:style-name="T2">geográficas</text:span><text:span text:style-name="T2"> </text:span><text:span text:style-name="T2">del</text:span><text:span text:style-name="T2"> </text:span><text:span text:style-name="T2">proyecto</text:span><text:span text:style-name="T2">, </text:span><text:span text:style-name="T2">se</text:span><text:span text:style-name="T2"> </text:span><text:span text:style-name="T2">debería</text:span><text:span text:style-name="T2"> </text:span><text:span text:style-name="T2">contar</text:span><text:span text:style-name="T2"> </text:span><text:span text:style-name="T2">con</text:span><text:span text:style-name="T2"> </text:span><text:span text:style-name="T2">una</text:span><text:span text:style-name="T2"> </text:span><text:span text:style-name="T2">base</text:span><text:span text:style-name="T2"> </text:span><text:span text:style-name="T2">de</text:span><text:span text:style-name="T2"> </text:span><text:span text:style-name="T2">datos</text:span><text:span text:style-name="T2"> </text:span><text:span text:style-name="T2">de</text:span><text:span text:style-name="T2"> </text:span><text:span text:style-name="T2">información</text:span><text:span text:style-name="T2"> </text:span>geoespacial<text:span text:style-name="T2"> </text:span><text:span text:style-name="T2">donde</text:span><text:span text:style-name="T2"> </text:span><text:span text:style-name="T2">estarían</text:span><text:span text:style-name="T2"> </text:span><text:span text:style-name="T2">incluidos</text:span><text:span text:style-name="T2"> </text:span><text:span text:style-name="T2">los</text:span><text:span text:style-name="T2"> </text:span><text:span text:style-name="T2">datos</text:span><text:span text:style-name="T2"> </text:span>carto<text:span text:style-name="T2">gráficos</text:span><text:span text:style-name="T2"> </text:span><text:span text:style-name="T2">de</text:span><text:span text:style-name="T2"> </text:span><text:span text:style-name="T2">los</text:span><text:span text:style-name="T2"> </text:span><text:span text:style-name="T2">mapas</text:span><text:span text:style-name="T2">, </text:span><text:span text:style-name="T2">los</text:span><text:span text:style-name="T2"> </text:span><text:span text:style-name="T2">puntos</text:span><text:span text:style-name="T2"> </text:span><text:span text:style-name="T2">de</text:span><text:span text:style-name="T2"> </text:span><text:span text:style-name="T2">interés</text:span><text:span text:style-name="T2"> </text:span><text:span text:style-name="T2">y</text:span><text:span text:style-name="T2"> </text:span><text:span text:style-name="T2">las</text:span><text:span text:style-name="T2"> </text:span><text:span text:style-name="T2">localizaciones</text:span><text:span text:style-name="T2"> </text:span><text:span text:style-name="T2">de</text:span><text:span text:style-name="T2"> </text:span><text:span text:style-name="T2">dichos</text:span><text:span text:style-name="T2"> </text:span><text:span text:style-name="T2">servicios</text:span><text:span text:style-name="T2">.</text:span></text:p>
      <text:p text:style-name="P4"><text:soft-page-break/><text:span text:style-name="T2">Y</text:span><text:span text:style-name="T2"> </text:span><text:span text:style-name="T2">por</text:span><text:span text:style-name="T2"> </text:span><text:span text:style-name="T2">las</text:span><text:span text:style-name="T2"> </text:span><text:span text:style-name="T2">características</text:span><text:span text:style-name="T2"> </text:span><text:span text:style-name="T2">de</text:span><text:span text:style-name="T2"> </text:span><text:span text:style-name="T2">accesibilidad</text:span><text:span text:style-name="T2"> </text:span><text:span text:style-name="T2">a</text:span><text:span text:style-name="T2"> </text:span><text:span text:style-name="T2">los</text:span><text:span text:style-name="T2"> </text:span><text:span text:style-name="T2">usuarios</text:span><text:span text:style-name="T2"> </text:span><text:span text:style-name="T2">con</text:span><text:span text:style-name="T2"> </text:span><text:span text:style-name="T2">deficiencias</text:span><text:span text:style-name="T2"> </text:span><text:span text:style-name="T2">visuales</text:span><text:span text:style-name="T2">, </text:span><text:span text:style-name="T2">se</text:span><text:span text:style-name="T2"> </text:span><text:span text:style-name="T2">debería</text:span><text:span text:style-name="T2"> </text:span><text:span text:style-name="T2">contar</text:span><text:span text:style-name="T2"> </text:span><text:span text:style-name="T2">también</text:span><text:span text:style-name="T2"> </text:span><text:span text:style-name="T2">con</text:span><text:span text:style-name="T2"> </text:span><text:span text:style-name="T2">un</text:span><text:span text:style-name="T2"> </text:span><text:span text:style-name="T2">sistema</text:span><text:span text:style-name="T2"> </text:span><text:span text:style-name="T2">que</text:span><text:span text:style-name="T2"> </text:span><text:span text:style-name="T2">permitiera</text:span><text:span text:style-name="T2"> </text:span><text:span text:style-name="T2">la</text:span><text:span text:style-name="T2"> </text:span><text:span text:style-name="T2">lectura</text:span><text:span text:style-name="T2"> </text:span><text:span text:style-name="T2">de</text:span><text:span text:style-name="T2"> </text:span><text:span text:style-name="T2">la</text:span><text:span text:style-name="T2"> </text:span><text:span text:style-name="T2">información</text:span><text:span text:style-name="T2"> </text:span><text:span text:style-name="T2">sobre</text:span><text:span text:style-name="T2"> </text:span><text:span text:style-name="T2">los</text:span><text:span text:style-name="T2"> </text:span><text:span text:style-name="T2">servicios</text:span><text:span text:style-name="T2"> </text:span><text:span text:style-name="T2">dentro</text:span><text:span text:style-name="T2"> </text:span><text:span text:style-name="T2">del</text:span><text:span text:style-name="T2"> </text:span><text:span text:style-name="T2">navegador</text:span><text:span text:style-name="T2"> </text:span><text:span text:style-name="T2">del</text:span><text:span text:style-name="T2"> </text:span><text:span text:style-name="T2">usuario</text:span><text:span text:style-name="T2">.</text:span></text:p>
      <text:p text:style-name="P4"><text:span text:style-name="T2">Por</text:span><text:span text:style-name="T2"> </text:span><text:span text:style-name="T2">último</text:span><text:span text:style-name="T2">, </text:span><text:span text:style-name="T2">dentro</text:span><text:span text:style-name="T2"> </text:span><text:span text:style-name="T2">del</text:span><text:span text:style-name="T2"> </text:span><text:span text:style-name="T2">interés</text:span><text:span text:style-name="T2"> </text:span><text:span text:style-name="T2">de</text:span><text:span text:style-name="T2"> </text:span><text:span text:style-name="T2">la</text:span><text:span text:style-name="T2"> </text:span><text:span text:style-name="T2">Junta</text:span><text:span text:style-name="T2"> </text:span><text:span text:style-name="T2">de</text:span><text:span text:style-name="T2"> </text:span><text:span text:style-name="T2">Andalucía</text:span><text:span text:style-name="T2"> </text:span><text:span text:style-name="T2">por</text:span><text:span text:style-name="T2"> </text:span><text:span text:style-name="T2">el</text:span><text:span text:style-name="T2"> </text:span><text:span text:style-name="T2">fomento</text:span><text:span text:style-name="T2"> </text:span><text:span text:style-name="T2">del</text:span><text:span text:style-name="T2"> </text:span><text:span text:style-name="T2">software</text:span><text:span text:style-name="T2"> </text:span><text:span text:style-name="T2">libre</text:span><text:span text:style-name="T2">, </text:span><text:span text:style-name="T2">sería</text:span><text:span text:style-name="T2"> </text:span><text:span text:style-name="T2">deseable</text:span><text:span text:style-name="T2"> </text:span><text:span text:style-name="T2">que</text:span><text:span text:style-name="T2"> </text:span><text:span text:style-name="T2">el</text:span><text:span text:style-name="T2"> </text:span><text:span text:style-name="T2">proyecto</text:span><text:span text:style-name="T2"> </text:span><text:span text:style-name="T2">funcionara</text:span><text:span text:style-name="T2"> </text:span><text:span text:style-name="T2">con</text:span><text:span text:style-name="T2"> </text:span><text:span text:style-name="T2">componentes</text:span><text:span text:style-name="T2"> </text:span><text:span text:style-name="T2">de</text:span><text:span text:style-name="T2"> </text:span><text:span text:style-name="T2">este</text:span><text:span text:style-name="T2"> </text:span><text:span text:style-name="T2">tipo</text:span><text:span text:style-name="T2"> </text:span><text:span text:style-name="T2">de</text:span><text:span text:style-name="T2"> </text:span><text:span text:style-name="T2">software</text:span><text:span text:style-name="T2">.</text:span></text:p>
      <text:h text:style-name="P21" text:outline-level="10"><text:bookmark text:name="h.af28vc7o6ft9"/>Plataformas de uso, recursos actuales disponibles</text:h>
      <text:p text:style-name="P4">Para el análisis de la plataforma de ejecución de la aplicación se llevó a cabo un estudio de las soluciones disponibles en el mercado, tanto de software libre como propietario, pues aunque se deseaba una plataforma compuesta por software libre, no se estaba cerrado a utilizar una herramienta de software privativo si las ventajas de su uso justificaban el coste de adquisición.</text:p>
      <text:h text:style-name="P20" text:outline-level="10"><text:bookmark text:name="h.scbh7vhbv089"/>Bases de datos relacionales con características geoespaciales</text:h>
      <text:p text:style-name="P11">Las bases de datos con características geoespaciales se utilizan para almacenar la información geoespacial relativa a la cartografía. En este tipo de bases de datos se dispone de unos tipos de datos especiales que representan elementos espaciales como un punto, una línea o un polígono, entre otros.</text:p>
      <text:p text:style-name="P11">Además de los tipos de datos, también ofrecen funciones para la manipulación de este tipo de información, como por ejemplo, realizar uniones de polígonos, calcular distancias entre dos puntos o averiguar si un punto está dentro de una línea o un polígono.</text:p>
      <text:p text:style-name="P11">Estas funciones, además, se pueden utilizar para la realización de consultas, por lo que se podría construir una sentencia SQL que permitiera seleccionar un conjunto de filas de una tabla en función de una serie de condiciones geoespaciales que se pueden combinar con las condiciones relacionales.</text:p>
      <text:p text:style-name="P11">En el enfoque del proyecto se decidió ceñirse a los estándares en la medida de lo posible, por lo que un requisito deseable es que la capa geoespacial de la base de datos fuera conforme a la especificación de OGC “<text:span text:style-name="T3">Simple</text:span><text:span text:style-name="T3"> </text:span><text:span text:style-name="T3">Feature</text:span><text:span text:style-name="T3"> </text:span><text:span text:style-name="T3">Access</text:span><text:span text:style-name="T3">: </text:span><text:span text:style-name="T3">SQL</text:span><text:span text:style-name="T3"> </text:span><text:span text:style-name="T3">Option</text:span>” [SFS], que define un esquema SQL estándar para el almacenamiento, obtención, consulta y actualización de características a través del interfaz de llamadas SQL/CLI.</text:p>
      <text:p text:style-name="P11">Según esta especificación, en la base de datos se define una tabla de características que almacenará las referencias a las columnas espaciales de las tablas de un esquema. Esta tabla, además del nombre de la columna, tendrá información adicional como el sistema de referencia espacial utilizado en la información geoespacial, el tipo de dato almacenado (punto, línea, polígono, etc…), la dimensión del tipo de dato (unidimensional para un punto, bidimensional para una línea, etc…), entre otros.</text:p>
      <text:p text:style-name="P11">Por lo tanto, dentro de los requisitos se podían encontrar las siguientes opciones disponibles:</text:p>
      <text:list xml:id="list935719681338992271" text:style-name="LS1">
        <text:list-item>
          <text:p text:style-name="P14">ESRI ArcSDE</text:p>
        </text:list-item>
        <text:list-item>
          <text:p text:style-name="P14">Mysql Spatial</text:p>
        </text:list-item>
        <text:list-item>
          <text:p text:style-name="P14">PostGIS</text:p>
        </text:list-item>
      </text:list>
      <text:h text:style-name="P22" text:outline-level="10"><text:bookmark text:name="h.8pgxfoch25wq"/>ESRI ArcSDE</text:h>
      <text:p text:style-name="P11"><text:soft-page-break/>Es un producto comercial de la casa ESRI que ofrece una capa de recursos geoespaciales para las bases de datos Microsoft SQL Server, IBM DB2 u Oracle.</text:p>
      <text:p text:style-name="P11">Como ventajas ofrece el soporte que hay detrás gracias a ESRI, que es el líder mundial en herramientas comerciales de GIS.</text:p>
      <text:p text:style-name="P11">Entre las desventajas, la principal es el coste de adquisición, al que hay que añadir el coste de la propia base de datos sobre la que funciona el programa, puesto que también son productos comerciales con un coste de licencia.</text:p>
      <text:h text:style-name="P22" text:outline-level="10"><text:bookmark text:name="h.e35cwmstnd86"/>Mysql Spatial</text:h>
      <text:p text:style-name="P11">A partir de la versión 4.1 se podía encontrar implementado dentro de MySQL un subconjunto de las especificaciones del OGC para SQL.</text:p>
      <text:p text:style-name="P11">Una ventaja de esta opción es que se trata de un proyecto de código libre, por lo que no es necesario la adquisición de ninguna licencia para el uso del producto.</text:p>
      <text:p text:style-name="P11">Una desventaja importante, sin embargo, es que la implementación de la especificación del OGC está disponible para las tablas que usen el motor MyISAM, y el problema de este motor es que no implementa características básicas del modelo relacional como la integridad referencial. Además, el soporte para características espaciales en MySQL fue añadido en la versión 4.1 como un añadido implementado sobre el tipo de cadena de caracteres, por lo que no es un tipo de dato nativo geoespacial.</text:p>
      <text:h text:style-name="P22" text:outline-level="10"><text:bookmark text:name="h.gl7x8qaveaa0"/>PostGIS</text:h>
      <text:p text:style-name="P11">Es un proyecto de código libre que ofrece una librería de funciones adicional para la base de datos PostgreSQL, que implementa las características definidas por el OGC para SQL, disponible para PostgreSQL a partir de la versión 7. Este proyecto alcanzó su versión estable 1.0 en 2005.</text:p>
      <text:p text:style-name="P11">Entre las ventajas, está que es un proyecto de código libre que está igualmente basado en un motor de base de datos de código libre, por lo que el coste de adquisición de una licencia es nulo. Otras ventajas son que PostgreSQL, el motor SQL sobre el que está basada la librería, tiene un soporte completo del estándar SQL92, integridad transaccional, un sistema extensible de tipos o columnas de tamaño ilimitado, entre otras.</text:p>
      <text:p text:style-name="P11"/>
      <text:p text:style-name="P11">Vistas las características de cada producto, se evaluaron las opciones y se decidió utilizar PostGIS junto con PostgreSQL para la capa de datos geoespaciales por su nulo coste de adquisición frente a la opción de ESRI, y por su mayor soporte de los estándares de SQL y OGC frente a MySQL.</text:p>
      <text:h text:style-name="P21" text:outline-level="10"><text:bookmark text:name="h.dhabfw9gfvj3"/>Diseño y estructura del desarrollo</text:h>
      <text:p text:style-name="P11">El desarrollo se estructuró siguiendo una metodología ágil. De esta forma, el sistema completo se dividió en distintos paquetes de funcionalidades que fueron especificados y cada uno fue abordado de forma secuencial, dotando progresivamente al sistema de características funcionales.</text:p>
      <text:p text:style-name="P11">En este sentido, el desarrollo se estructuró de la siguiente forma:</text:p>
      <text:list xml:id="list5566995293587729424" text:style-name="LS2">
        <text:list-item>
          <text:p text:style-name="P15">Recogida de requisitos generales</text:p>
        </text:list-item>
        <text:list-item>
          <text:p text:style-name="P15">Instalación y configuración de PostgreSQL + PostGIS</text:p>
        </text:list-item>
        <text:list-item>
          <text:p text:style-name="P15">Instalación y configuración de Apache Tomcat</text:p>
        </text:list-item>
        <text:list-item>
          <text:p text:style-name="P15">Instalación y configuración de GeoServer</text:p>
        </text:list-item>
        <text:list-item>
          <text:p text:style-name="P15">Desarrollo de la aplicación web</text:p>
          <text:list>
            <text:list-item>
              <text:p text:style-name="P15">Recogida de requisitos y especificación de una funcionalidad parcial</text:p>
            </text:list-item>
            <text:list-item>
              <text:p text:style-name="P15">Desarrollo de la funcionalidad especificada</text:p>
            </text:list-item>
            <text:list-item>
              <text:p text:style-name="P15">Pruebas y validación de la funcionalidad desarrollada</text:p>
            </text:list-item>
          </text:list>
        </text:list-item>
      </text:list>
      <text:p text:style-name="P11"/>
      <text:p text:style-name="P11">De esta forma, siguiendo la metodología de desarrollo ágil, los pasos 5.a a 5.c son repetidos para cada una de las funcionalidades a desarrollar del sistema. En el paso 1 se recoge una vista a grandes rasgos sobre las necesidades de la plataforma y servirá de directriz para la instalación y configuración de las aplicaciones que conforman la plataforma.</text:p>
      <text:h text:style-name="P19" text:outline-level="10"><text:bookmark text:name="h.idhjfky69ymv"/>Recogida de requisitos generales</text:h>
      <text:p text:style-name="P11">En esta fase se llevaron a cabo reuniones con los responsables de los departamentos involucrados para extraer la información necesaria para diseñar una vista amplia sobre las necesidades a cubrir con la plataforma.</text:p>
      <text:p text:style-name="P11">En ellas se determinaron las siguientes características que debía cumplir el sistema:</text:p>
      <text:list xml:id="list4917689288377759239" text:style-name="LS3">
        <text:list-item>
          <text:p text:style-name="P16">Como punto principal se determinó que la plataforma debía ser accesible a través de un navegador web, eliminando la necesidad de instalar un cliente pesado. Esto era un punto importante, ya que podía dar soporte de esta manera a todos los sistemas operativos pues el único requisito era que el usuario necesitaba un navegador web para acceder al sistema y no era necesario desarrollar una aplicación de escritorio que además fuese multiplataforma.</text:p>
        </text:list-item>
        <text:list-item>
          <text:p text:style-name="P16">En una fase inicial el sistema iba a proporcionar información sobre los centros de atención socioeducativa (guarderías) adscritos a la Junta de Andalucía, pero posteriormente se agregarían más tipos de entidades al sistema, como residencias para personas de la tercera edad.</text:p>
        </text:list-item>
        <text:list-item>
          <text:p text:style-name="P16">El acceso a la plataforma sería a través de un apartado de la página web de la Junta de Andalucía, por lo que sería gratuito y estaría disponible las 24 horas del día para su consulta. <text:soft-page-break/>El público objetivo de la aplicación sería cualquier ciudadano de la comunidad autónoma que necesitara información sobre los centros de atención socioeducativa (guarderías) adscritos a la Junta de Andalucía, por lo que debía de ser de fácil uso e intuitivo, teniendo en cuenta que los usuarios no necesariamente iban a tener amplios conocimientos sobre el funcionamiento de aplicaciones web.</text:p>
        </text:list-item>
        <text:list-item>
          <text:p text:style-name="P16">No sólo debía mostrar información geoespacial, sino que deberían aparecer datos adicionales sobre las entidades que componen el sistema, como información sobre los horarios de apertura, una descripción del centro, fotografías y otros datos a considerar.</text:p>
        </text:list-item>
        <text:list-item>
          <text:p text:style-name="P16">El sistema debía ser suficientemente accesible para las personas con algún tipo de discapacidad visual.</text:p>
        </text:list-item>
        <text:list-item>
          <text:p text:style-name="P16">Y como característica de especial interés, que la plataforma funcionara sobre sistemas y aplicaciones de código libre, dentro de la política de apoyo al software libre de la Junta de Andalucía. Esto no era considerado como una restricción fuerte, sino más bien como una característica deseable, puesto que si se encontraba algún software privativo que ofreciera una ventaja considerable frente a uno de código libre, podría ser tenido en cuenta en la plataforma.</text:p>
        </text:list-item>
      </text:list>
      <text:h text:style-name="P19" text:outline-level="10"><text:bookmark text:name="h.8wym5k1ntyes"/>Instalación y configuración de PostgreSQL + PostGIS</text:h>
      <text:p text:style-name="P11">La versión de PostgreSQL utilizada en esta plataforma fue la 8.1, y la versión de PostGIS fue la 1.3. Puesto que la plataforma se ejecutaría sobre el sistema operativo Windows Server 2003, se descargó de la página web de PostgreSQL el instalador para Windows de la versión 8.1 y se procedió a su instalación.</text:p>
      <text:p text:style-name="P11">Posteriormente se descargó de la página web de PostGIS el instalador para Windows de la versión 1.3 y se instaló, lo cual añadió a la instalación de PostgreSQL las librerías dinámicas necesarias para trabajar con los tipos y funciones geoespaciales en la base de datos.</text:p>
      <text:h text:style-name="P22" text:outline-level="10"><text:bookmark text:name="h.up5mj1filfjd"/>Instalación de la cartografía</text:h>
      <text:p text:style-name="P11">Una vez dispuesto el software de la base de datos, lo siguiente fue crear la base de datos que iba a almacenar la información de la aplicación. Puesto que aún no se había profundizado en el diseño de la aplicación no se podían crear las tablas de las entidades, pero como sí se disponía de la cartografía, esta sí podía importarse en la base de datos.</text:p>
      <text:p text:style-name="P11">La cartografía era proporcionada por el Instituto Cartográfico de Andalucía, el cual tenía una recopilación de mapas de diferentes escalas de la comunidad autónoma. En concreto los mapas utilizados en esta plataforma fueron los siguientes:</text:p>
      <text:list xml:id="list2759153768698319053" text:style-name="LS4">
        <text:list-item>
          <text:p text:style-name="P17"><text:soft-page-break/>Cartografía general de las localidades. Consistente en una capa de polígonos que definen la silueta de cada una de las localidades de las provincias andaluzas, que además se encuentran etiquetados con el código INE, el nombre y la cantidad de población, entre otros metadatos.</text:p>
        </text:list-item>
        <text:list-item>
          <text:p text:style-name="P17">Cartografía general de carreteras. Compuesta por una capa de líneas o multilíneas que definen cada una de las carreteras de la comunidad. Estas líneas se encuentran etiquetadas con el nombre de la vía y el tipo de vía, entre otros metadatos.</text:p>
        </text:list-item>
        <text:list-item>
          <text:p text:style-name="P17">Cartografía de parcelas urbanas. Compuesta por polígonos que definen las parcelas y manzanas urbanas de cada uno de los núcleos de población andaluces. Incluyen además polígonos de interés de zonas urbanas, como masas de agua o de bosque o parque. Estos polígonos se encuentran etiquetados con metadatos, entre otros con el tipo de polígono (parcela urbana, zona verde, zona hídrica) y el código INE de la población a la que pertenecen. Esto será de importancia a la hora de crear la representación gráfica del mapa, pues permitirá utilizar un color determinado para el polígono, eligiendo el color crema para las parcelas urbanas, el color verde para las zonas verdes y el color azúl para las zonas hídricas, por ejemplo.</text:p>
        </text:list-item>
        <text:list-item>
          <text:p text:style-name="P17">Cartografía de viales urbanos. Compuesta por las líneas o multilíneas de las calles, plazas y demás viales urbanos. Entre otros, están etiquetados con los metadatos de código INE de la población a la que pertenecen y el nombre de la vía.</text:p>
        </text:list-item>
        <text:list-item>
          <text:p text:style-name="P17">Cartografía de localidades. Compuesta por los puntos que determinan la posición de las localidades dentro de Andalucía. Estos puntos se encuentran etiquetados con los metadatos del código INE de la localidad, su nombre y la cantidad de población, entre otros.</text:p>
        </text:list-item>
      </text:list>
      <text:p text:style-name="P11">La cartografía se entregó en formato Shapefile, este formato es un formato propietario de ESRI y se considera un estándar <text:span text:style-name="T3">de</text:span><text:span text:style-name="T3"> </text:span><text:span text:style-name="T3">facto</text:span> en el campo de la cartografía, del que se dispone de la documentación técnica proporcionada abiertamente por ESRI. El formato Shapefile consiste realmente en un archivo de datos que contiene la información de las coordenadas y los metadatos, y un archivo de índice que contiene las referencias a cada una de las entidades geoespaciales. La estructura del archivo de datos es la de un archivo dBase y este se puede consultar con cualquier programa que abra este tipo de archivos, como por ejemplo Microsoft Access u OpenOffice Base, pudiendo visualizar la estructura y el contenido de los datos y los metadatos asociados a las entidades geoespaciales.</text:p>
      <text:h text:style-name="P23" text:outline-level="10"><text:bookmark text:name="h.ywr7vcntospf"/>La herramienta <text:span text:style-name="T3">shp</text:span><text:span text:style-name="T3">2</text:span><text:span text:style-name="T3">pgsql</text:span></text:h>
      <text:p text:style-name="P11">La importación de la cartografía en la base de datos de PostgreSQL se realizó con la herramienta <text:span text:style-name="T3">shp</text:span><text:span text:style-name="T3">2</text:span><text:span text:style-name="T3">pgsql</text:span> proporcionada dentro del paquete de PostGIS. Esta herramienta recibe como entrada un archivo Shapefile y produce como salida la serie de comandos de SQL necesarios para crear la tabla para el tipo de entidad geoespacial, y para importar la información geoespacial dentro de la misma.</text:p>
      <text:p text:style-name="P11"><text:soft-page-break/>Además permite proporcionar otros parámetros que ofrecen funcionalidades adicionales como cambiar el sistema de referencia espacial al realizar la conversión o indicar el nombre de la columna que almacena la geometría.</text:p>
      <text:p text:style-name="P11">Una vez convertidos todos los archivos Shapefile de cada uno de los tipos de entidad geoespacial, estos se importaron en la base de datos de PostgreSQL ejecutando las secuencias de comandos SQL generadas por la herramienta.</text:p>
      <text:p text:style-name="P11">Más adelante en el capítulo se verá cómo se manipula una tabla con tipos de datos geoespaciales y qué procedimientos hay que seguir para su creación.</text:p>
      <text:h text:style-name="P23" text:outline-level="10"><text:bookmark text:name="h.pgpxjk5j2s1a"/>La estructura de una base de datos geoespacial</text:h>
      <text:p text:style-name="P11">Una base de datos de PostgreSQL que tiene características geoespaciales usando PostGIS consta de las siguientes partes:</text:p>
      <text:list xml:id="list2538613070764829039" text:style-name="LS5">
        <text:list-item>
          <text:p text:style-name="P18">Tipos de datos geoespaciales para representar las entidades:</text:p>
          <text:list>
            <text:list-item>
              <text:p text:style-name="P18">POINT: Un punto en el plano o el espacio</text:p>
            </text:list-item>
            <text:list-item>
              <text:p text:style-name="P18">LINESTRING: Una línea en el plano o el espacio</text:p>
            </text:list-item>
            <text:list-item>
              <text:p text:style-name="P18">POLYGON: Un polígono en el plano o el espacio</text:p>
            </text:list-item>
            <text:list-item>
              <text:p text:style-name="P18">MULTIPOINT: Un conjunto de puntos</text:p>
            </text:list-item>
            <text:list-item>
              <text:p text:style-name="P18">MULTILINE: Un conjunto de líneas</text:p>
            </text:list-item>
            <text:list-item>
              <text:p text:style-name="P18">MULTIPLOLYGON: Un conjunto de polígonos</text:p>
            </text:list-item>
            <text:list-item>
              <text:p text:style-name="P18">GEOMETRYCOLLECTION: Una colección de geometrías de distintos tipos</text:p>
            </text:list-item>
          </text:list>
        </text:list-item>
        <text:list-item>
          <text:p text:style-name="P18">Una tabla de sistemas de referencia geoespaciales. las proyecciones disponibles para las entidades geoespaciales y sus definiciones y su nombre es SPATIAL_REF_SYS. La definición de esta tabla es la siguiente:</text:p>
        </text:list-item>
      </text:list>
      <text:p text:style-name="P11">TODO: DDL de SPATIAL_REF_SYS</text:p>
      <text:list xml:id="list31" text:style-name="LS5">
        <text:list-item>
          <text:p text:style-name="P18">La tabla de entidades geoespaciales. esta tabla contendrá, además de la columna de geometría, las columnas adicionales para los metadatos asociados a cada una de las entidades. Esta tabla es usada para poder obtener de una forma rápida cuáles son las columnas de tipo geométrico de un esquema de base de datos y poder preparar las estructuras de datos necesarias en el programa que las vaya a utilizar, al obtener el sistema de referencia espacial y las dimensiones de las mismas. Programas que utilicen esta tabla son, por ejemplo, GeoServer y MapServer. El nombre de esta tabla es GEOMETRY_COLUMNS y su definición es la siguiente:</text:p>
        </text:list-item>
      </text:list>
      <text:p text:style-name="P11">TODO: DDL de GEOMETRY COLUMNS</text:p>
      <text:list xml:id="list32" text:style-name="LS5">
        <text:list-item>
          <text:p text:style-name="P18">Funciones para crear entidades geoespaciales, a partir de su representación en texto o binaria, generando una geometría genérica o de un tipo concreto como punto, línea, polígono, etc.</text:p>
        </text:list-item>
        <text:list-item>
          <text:p text:style-name="P18"><text:soft-page-break/>Funciones para describir geometrías, como por ejemplo:</text:p>
          <text:list>
            <text:list-item>
              <text:p text:style-name="P18">Comprobar si una geometría está cerrada, en el caso de una línea</text:p>
            </text:list-item>
            <text:list-item>
              <text:p text:style-name="P18">Obtener el último punto de una línea</text:p>
            </text:list-item>
            <text:list-item>
              <text:p text:style-name="P18">Calcular el borde de una geometría</text:p>
            </text:list-item>
            <text:list-item>
              <text:p text:style-name="P18">Obtener las dimensiones de una geometría</text:p>
            </text:list-item>
            <text:list-item>
              <text:p text:style-name="P18">Comprobar si una geometría es válida</text:p>
            </text:list-item>
            <text:list-item>
              <text:p text:style-name="P18">entre otras...</text:p>
            </text:list-item>
          </text:list>
        </text:list-item>
        <text:list-item>
          <text:p text:style-name="P18">Funciones para las operaciones geoespaciales sobre las entidades, como por ejemplo:</text:p>
          <text:list>
            <text:list-item>
              <text:p text:style-name="P18">Rotar geometrías</text:p>
            </text:list-item>
            <text:list-item>
              <text:p text:style-name="P18">“Aplanar” geometrías, esto es, reducir las dimensiones de las entidades</text:p>
            </text:list-item>
            <text:list-item>
              <text:p text:style-name="P18">Aumentar las dimensiones de una geometría</text:p>
            </text:list-item>
            <text:list-item>
              <text:p text:style-name="P18">Escalar una geometría</text:p>
            </text:list-item>
            <text:list-item>
              <text:p text:style-name="P18">Invertir el orden de los vértices</text:p>
            </text:list-item>
            <text:list-item>
              <text:p text:style-name="P18">Trasladar una geometría</text:p>
            </text:list-item>
            <text:list-item>
              <text:p text:style-name="P18">Cambiar el sistema de referencia de la geometría, representando sus coordenadas en un nuevo sistema de referencia espacial.</text:p>
            </text:list-item>
            <text:list-item>
              <text:p text:style-name="P18">entre otras...</text:p>
            </text:list-item>
          </text:list>
        </text:list-item>
        <text:list-item>
          <text:p text:style-name="P18">Funciones para expresar relaciones entre entidades geoespaciales o calcular medidas de las geometrías, como por ejemplo:</text:p>
          <text:list>
            <text:list-item>
              <text:p text:style-name="P18">Si una geometría está contenida dentro de otra</text:p>
            </text:list-item>
            <text:list-item>
              <text:p text:style-name="P18">Obtener el centroide de una geometría</text:p>
            </text:list-item>
            <text:list-item>
              <text:p text:style-name="P18">Calcular la longitud de una geometría</text:p>
            </text:list-item>
            <text:list-item>
              <text:p text:style-name="P18">Obtener la distancia entre dos geometrías</text:p>
            </text:list-item>
            <text:list-item>
              <text:p text:style-name="P18">entre otras...</text:p>
            </text:list-item>
          </text:list>
        </text:list-item>
        <text:list-item>
          <text:p text:style-name="P18">Funciones para procesar geometrías, como por ejemplo:</text:p>
          <text:list>
            <text:list-item>
              <text:p text:style-name="P18">Envolvente convexa, que devuelve el polígono convexo mínimo que contiene a las geometrías indicadas</text:p>
            </text:list-item>
            <text:list-item>
              <text:p text:style-name="P18">Crear una nueva geometría a partir de un conjunto de geometrías</text:p>
            </text:list-item>
            <text:list-item>
              <text:p text:style-name="P18">Calcular los puntos que estan a una distancia determinada de una geometría</text:p>
            </text:list-item>
            <text:list-item>
              <text:p text:style-name="P18">Crear una unión de geometrías</text:p>
            </text:list-item>
            <text:list-item>
              <text:p text:style-name="P18">Crear una diferencia de geometrías</text:p>
            </text:list-item>
            <text:list-item>
              <text:p text:style-name="P18">Simplificar una geometría</text:p>
            </text:list-item>
            <text:list-item>
              <text:p text:style-name="P18">entre otras…</text:p>
            </text:list-item>
          </text:list>
        </text:list-item>
      </text:list>
      <text:p text:style-name="P11">Para más información sobre las diferentes funciones y tipos de geometrías ofrecidos por PostGIS se pude consultar el manual de PostGIS [ManualPostGIS] en el cual estan descritas todas las características del mismo.</text:p>
      <text:h text:style-name="P23" text:outline-level="10"><text:bookmark text:name="h.2ifk3hflv3km"/><text:soft-page-break/>Crear entidades geoespaciales</text:h>
      <text:p text:style-name="P11">Para crear entidades geoespaciales PostGIS ofrece dos formas, bien usando las funciones proporcionadas por la librería que manejan de forma automática toda la metainformación sobre la entidad geométrica, o bien hacer de forma manual todo el proceso. A continuación vamos a ver las dos formas de crear este tipo de entidad.</text:p>
      <text:p text:style-name="P11">En ambos casos partiremos del siguiente esquema inicial de una tabla, donde tendremos una columna para la clave primaria, y otra columna de texto que describe a la entidad:</text:p>
      <text:p text:style-name="P11">TODO: esquema de una tabla simple</text:p>
      <text:p text:style-name="P11">El objetivo que se quiere conseguir es añadir una columna de puntos, de esta forma, esta tabla puede representar, por ejemplo, las ciudades de un país, las gasolineras en una zona, o cualquier otra distribución de puntos en un área.</text:p>
      <text:h text:style-name="P24" text:outline-level="10"><text:bookmark text:name="h.ybusqay4d22b"/>Procedimiento automático</text:h>
      <text:p text:style-name="P11">Una vez creada la tabla con la definición mostrada anteriormente, para añadir una columna de un tipo geoespacial usando el procedimiento automático de PostGIS, simplemente hay que ejecutar la siguiente instrucción que invoca a la función que añade una columna de tipo geoespacial a una tabla, dados su nombre, dimensión, sistema espacial de referencia y tipo de dato:</text:p>
      <text:p text:style-name="P11">TODO: llamada a AddGeometryColumn</text:p>
      <text:p text:style-name="P11">Se puede comprobar que la tabla contiene ahora una nueva columna si se consulta el esquema de la tabla:</text:p>
      <text:p text:style-name="P11">TODO: descripción del nuevo esquema</text:p>
      <text:p text:style-name="P11">Y en la tabla que almacena las columnas de tipo geométrico se puede comprobar que existe esta nueva columna:</text:p>
      <text:p text:style-name="P11">TODO: select en geometry_columns</text:p>
      <text:p text:style-name="P11">Sin embargo, este método automático no es posible utilizarlo en todas las ocasiones, como se verá a continuación.</text:p>
      <text:h text:style-name="P24" text:outline-level="10"><text:bookmark text:name="h.cxt1a2fc8gsx"/>Procedimiento manual</text:h>
      <text:p text:style-name="P11">El procedimiento manual es recomendable usarlo en determinados casos, como por ejemplo si una tabla se ha creado a partir de una copia en lote de los datos de otra tabla, o cuando una vista va a contener un tipo geométrico en una de sus columnas.</text:p>
      <text:p text:style-name="P11">Para añadir esta columna a la tabla creada anteriormente, se ejecuta el siguiente comando SQL que añade una columna a la tabla con el tipo geométrico:</text:p>
      <text:p text:style-name="P11">TODO: sentencia alter table</text:p>
      <text:p text:style-name="P11">Y posteriormente se registra esta nueva columna en la tabla de columnas geométricas del esquema de la base de datos:</text:p>
      <text:p text:style-name="P11"><text:soft-page-break/>TODO: sentencia insert into geometry_columns</text:p>
      <text:p text:style-name="P11">Se puede observar que el método automático proporcionado por las funciones auxiliares de PostGIS es mucho más cómodo que tener que ejecutar estas sentencias manualmente siempre y cuando, claro está, que no se trate de alguna de las situaciones mencionadas anteriormente en las que no es posible utilizar estas funciones auxiliares.</text:p>
      <text:h text:style-name="P19" text:outline-level="10"><text:bookmark text:name="h.lw96tk72x4ay"/>Instalación y configuración de Apache Tomcat</text:h>
      <text:p text:style-name="P11">La versión de Apache Tomcat utilizada en esta plataforma fue la 5.5.20. Como aún no se conocían detalles técnicos de la aplicación, la instalación llevada a cabo fue la que ofrece el programa por defecto, y más adelante, cuando la aplicación fuera tomando forma, se llevarían a cabo personalizaciones en la configuración del contenedor de aplicaciones.</text:p>
      <text:p text:style-name="P11">En primer lugar fue necesario descargar la aplicación, disponible a través de la página de descargas del proyecto Apache Tomcat [DescargaTomcat] (actualmente es necesario dirigirse al apartado de histórico de descargas, sin embargo, entonces era la versión actual).</text:p>
      <text:p text:style-name="P11">La distribución descargada fue la que viene en formato ZIP, en concreto el archivo <text:span text:style-name="T3">apache</text:span><text:span text:style-name="T3">-</text:span><text:span text:style-name="T3">tomcat</text:span><text:span text:style-name="T3">-5.5.20.</text:span><text:span text:style-name="T3">zip</text:span>, el cual fue posteriormente descomprimido y el resultado fue colocado en su ubicación definitiva.</text:p>
      <text:h text:style-name="P19" text:outline-level="10"><text:bookmark text:name="h.hghnb1o9h4vp"/>Instalación y configuración de GeoServer</text:h>
      <text:p text:style-name="P11">La versión de GeoServer utilizada en esta plataforma fue la 1.4. El desarrollo de la plataforma coincidió con el desarrollo de esta versión de GeoServer, por lo que durante el ciclo de entregas de GeoServer se estuvieron probando sucesivas versiones candidatas y problemas que se habían encontrado se resolvieron según iba alcanzando la madurez esta versión.</text:p>
      <text:p text:style-name="P11">Para obtener la aplicación fue necesario dirigirse a la página de descargas de GeoServer y descargar</text:p>
      <text:h text:style-name="P21" text:outline-level="10"><text:bookmark text:name="h.3dgsb7vevqi9"/><text:bookmark text:name="h.hbkl3tmlbblc"/>Descripción de los módulos</text:h>
      <text:h text:style-name="P21" text:outline-level="10"><text:bookmark text:name="h.7wo1lv2n5233"/>Instalación</text:h>
      <text:h text:style-name="P21" text:outline-level="10"><text:bookmark text:name="h.iclae77njd2p"/>Uso y casos de uso</text:h>
      <text:h text:style-name="P21" text:outline-level="10"><text:bookmark text:name="h.jqjdkigm4ufp"/>Conclusiones</text:h>
      <text:h text:style-name="P21" text:outline-level="10"><text:bookmark text:name="h.vzmyzkxfd8ct"/><text:bookmark text:name="h.9i17y8vnuxi7"/>Glosario</text:h>
      <text:p text:style-name="P11">A continuación se explican las abreviaturas utilizadas en el documento:</text:p>
      <text:p text:style-name="P11"/>
      <table:table table:name="Table1" table:style-name="Table1">
        <table:table-column table:style-name="Table1.A"/>
        <table:table-column table:style-name="Table1.B"/>
        <table:table-row>
          <table:table-cell table:style-name="Table1.A1" office:value-type="string">
            <text:p text:style-name="P13">GIS</text:p>
          </table:table-cell>
          <table:table-cell table:style-name="Table1.A1" office:value-type="string">
            <text:p text:style-name="P3"><text:span text:style-name="T2">Geographic</text:span><text:span text:style-name="T2"> </text:span><text:span text:style-name="T2">Information</text:span><text:span text:style-name="T2"> </text:span><text:span text:style-name="T2">System</text:span></text:p>
          </table:table-cell>
        </table:table-row>
        <table:table-row>
          <table:table-cell table:style-name="Table1.A1" office:value-type="string">
            <text:p text:style-name="P13">OGC</text:p>
          </table:table-cell>
          <table:table-cell table:style-name="Table1.A1" office:value-type="string">
            <text:p text:style-name="P3"><text:span text:style-name="T2">OpenGIS</text:span><text:span text:style-name="T2"> </text:span><text:span text:style-name="T2">Consortium</text:span></text:p>
          </table:table-cell>
        </table:table-row>
        <table:table-row>
          <table:table-cell table:style-name="Table1.A1" office:value-type="string">
            <text:p text:style-name="P13">SFS</text:p>
          </table:table-cell>
          <table:table-cell table:style-name="Table1.A1" office:value-type="string">
            <text:p text:style-name="P3"><text:span text:style-name="T2">Simple</text:span><text:span text:style-name="T2"> </text:span><text:span text:style-name="T2">Features</text:span><text:span text:style-name="T2"> </text:span><text:span text:style-name="T2">for</text:span><text:span text:style-name="T2"> </text:span><text:span text:style-name="T2">SQL</text:span></text:p>
          </table:table-cell>
        </table:table-row>
        <table:table-row>
          <table:table-cell table:style-name="Table1.A1" office:value-type="string">
            <text:p text:style-name="P13">SIG</text:p>
          </table:table-cell>
          <table:table-cell table:style-name="Table1.A1" office:value-type="string">
            <text:p text:style-name="P3"><text:span text:style-name="T2">Sistema</text:span><text:span text:style-name="T2"> </text:span><text:span text:style-name="T2">de</text:span><text:span text:style-name="T2"> </text:span><text:span text:style-name="T2">Información</text:span><text:span text:style-name="T2"> </text:span><text:span text:style-name="T2">Geográfica</text:span></text:p>
          </table:table-cell>
        </table:table-row>
        <table:table-row>
          <table:table-cell table:style-name="Table1.A1" office:value-type="string">
            <text:p text:style-name="P13">SQL</text:p>
          </table:table-cell>
          <table:table-cell table:style-name="Table1.A1" office:value-type="string">
            <text:p text:style-name="P3"><text:span text:style-name="T2">Structured</text:span><text:span text:style-name="T2"> </text:span><text:span text:style-name="T2">Query</text:span><text:span text:style-name="T2"> </text:span><text:span text:style-name="T2">Language</text:span></text:p>
          </table:table-cell>
        </table:table-row>
        <table:table-row>
          <table:table-cell table:style-name="Table1.A1" office:value-type="string">
            <text:p text:style-name="P13">WFS</text:p>
          </table:table-cell>
          <table:table-cell table:style-name="Table1.A1" office:value-type="string">
            <text:p text:style-name="P3"><text:span text:style-name="T2">Web</text:span><text:span text:style-name="T2"> </text:span><text:span text:style-name="T2">Features</text:span><text:span text:style-name="T2"> </text:span><text:span text:style-name="T2">Service</text:span></text:p>
          </table:table-cell>
        </table:table-row>
        <table:table-row>
          <table:table-cell table:style-name="Table1.A1" office:value-type="string">
            <text:p text:style-name="P13">WKB</text:p>
          </table:table-cell>
          <table:table-cell table:style-name="Table1.A1" office:value-type="string">
            <text:p text:style-name="P3"><text:span text:style-name="T2">Well</text:span><text:span text:style-name="T2"> </text:span><text:span text:style-name="T2">Known</text:span><text:span text:style-name="T2"> </text:span><text:span text:style-name="T2">Binary</text:span></text:p>
          </table:table-cell>
        </table:table-row>
        <table:table-row>
          <table:table-cell table:style-name="Table1.A1" office:value-type="string">
            <text:p text:style-name="P13">WKT</text:p>
          </table:table-cell>
          <table:table-cell table:style-name="Table1.A1" office:value-type="string">
            <text:p text:style-name="P3"><text:span text:style-name="T2">Well</text:span><text:span text:style-name="T2"> </text:span><text:span text:style-name="T2">Known</text:span><text:span text:style-name="T2"> </text:span><text:span text:style-name="T2">Text</text:span></text:p>
          </table:table-cell>
        </table:table-row>
        <table:table-row>
          <table:table-cell table:style-name="Table1.A1" office:value-type="string">
            <text:p text:style-name="P13">WMS</text:p>
          </table:table-cell>
          <table:table-cell table:style-name="Table1.A1" office:value-type="string">
            <text:p text:style-name="P3"><text:span text:style-name="T2">Web</text:span><text:span text:style-name="T2"> </text:span><text:span text:style-name="T2">Map</text:span><text:span text:style-name="T2"> </text:span><text:span text:style-name="T2">Service</text:span></text:p>
          </table: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2"/>
          </table:table-cell>
        </table:table-row>
      </table:table>
      <text:p text:style-name="P11"/>
      <text:h text:style-name="P21" text:outline-level="10"><text:bookmark text:name="h.irp2suv7xu5h"/>Referencias</text:h>
      <text:p text:style-name="P11">[DescargaTomcat] Página de descarga de la versión de Apache Tomcat 5.5.20 http://archive.apache.org/dist/tomcat/tomcat-5/v5.5.20/bin/</text:p>
      <text:p text:style-name="P11">[ManualPostGIS] Manual de PostGIS versión 1.3: http://postgis.refractions.net/documentation/manual-1.3/</text:p>
      <text:p text:style-name="P11">[SFS] OpenGIS Consortium Simple Features for SQL: http://www.opengeospatial.org/standards/sf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50%" fo:text-align="start"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212cm" fo:line-height="150%"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212cm" fo:line-height="150%"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line-height="150%"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line-height="150%"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line-height="15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line-height="15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line-height="150%"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line-height="150%" fo:text-align="center" style:justify-single-word="false" fo:break-before="auto" fo:break-after="auto" style:writing-mode="lr-tb"/>
      <style:text-properties style:font-name="Arial" style:font-name-asian="Arial" style:font-name-complex="Arial"/>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dc:title/>
    <meta:initial-creator/>
    <meta:editing-cycles>2</meta:editing-cycles>
    <meta:document-statistic meta:table-count="1" meta:image-count="0" meta:object-count="0" meta:page-count="18" meta:paragraph-count="201" meta:word-count="3905" meta:character-count="24414"/>
    <dc:date>2014-07-28T11:43:00</dc:date>
    <meta:editing-duration>PT1M10S</meta:editing-duration>
  </office:meta>
</office:document-meta>
</file>